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f2533" officeooo:paragraph-rsid="000f2533"/>
    </style:style>
    <style:style style:name="P2" style:family="paragraph" style:parent-style-name="Standard">
      <style:paragraph-properties fo:text-align="center" style:justify-single-word="false"/>
      <style:text-properties officeooo:rsid="000f2533" officeooo:paragraph-rsid="000f2533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032a1" officeooo:paragraph-rsid="001032a1" style:font-weight-asian="bold" style:font-weight-complex="bold"/>
    </style:style>
    <style:style style:name="P4" style:family="paragraph" style:parent-style-name="Preformatted_20_Text">
      <style:paragraph-properties fo:text-align="center" style:justify-single-word="false"/>
      <style:text-properties officeooo:rsid="000f2533" officeooo:paragraph-rsid="000f2533"/>
    </style:style>
    <style:style style:name="P5" style:family="paragraph" style:parent-style-name="Preformatted_20_Text">
      <style:paragraph-properties fo:text-align="center" style:justify-single-word="false"/>
    </style:style>
    <style:style style:name="P6" style:family="paragraph" style:parent-style-name="Preformatted_20_Text">
      <style:paragraph-properties fo:margin-top="0cm" fo:margin-bottom="0.499cm" loext:contextual-spacing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a xlink:type="simple" xlink:href="http://pravo.gov.ru/proxy/ips/?docbody=&amp;nd=102359424" text:style-name="Internet_20_link" text:visited-style-name="Visited_20_Internet_20_Link">http://pravo.gov.ru/proxy/ips/?docbody=&amp;nd=102359424</text:a></text:p>
      <text:p text:style-name="P4"/>
      <text:p text:style-name="P4"><text:bookmark text:name="bdoc"/>ПРАВИТЕЛЬСТВО РОССИЙСКОЙ ФЕДЕРАЦИИ</text:p>
      <text:p text:style-name="Preformatted_20_Text"/>
      <text:p text:style-name="P5">ПОСТАНОВЛЕНИЕ</text:p>
      <text:p text:style-name="P5"/>
      <text:p text:style-name="P5">от 2 октября 2014 г. N 1015</text:p>
      <text:p text:style-name="P5"/>
      <text:p text:style-name="P5">МОСКВА</text:p>
      <text:p text:style-name="P5"/>
      <text:p text:style-name="Preformatted_20_Text"/>
      <text:p text:style-name="Preformatted_20_Text"><text:s text:c="10"/>Об утверждении Правил подсчета и подтверждения</text:p>
      <text:p text:style-name="Preformatted_20_Text"><text:s text:c="8"/>страхового стажа для установления страховых пенсий</text:p>
      <text:p text:style-name="Preformatted_20_Text"/>
      <text:p text:style-name="Preformatted_20_Text"><text:s text:c="5"/>В соответствии <text:s/>с <text:s/>частью <text:s/>4 <text:s/>статьи <text:s/>14 <text:s/>Федерального <text:s/>закона</text:p>
      <text:p text:style-name="Preformatted_20_Text"><text:a xlink:type="simple" xlink:href="http://pravo.gov.ru/proxy/ips/?docbody=&amp;prevDoc=102359424&amp;backlink=1&amp;&amp;nd=102170667" office:target-frame-name="contents" xlink:show="replace" text:style-name="Internet_20_link" text:visited-style-name="Visited_20_Internet_20_Link">"О страховых <text:s text:c="2"/>пенсиях"</text:a> <text:s text:c="3"/>Правительство <text:s text:c="3"/>Российской <text:s text:c="3"/>Федерации</text:p>
      <text:p text:style-name="Preformatted_20_Text">п о с т а н о в л я е т:</text:p>
      <text:p text:style-name="Preformatted_20_Text"><text:s text:c="5"/>1. Утвердить <text:s/>прилагаемые <text:s/>Правила <text:s/>подсчета <text:s/>и <text:s/>подтверждения</text:p>
      <text:p text:style-name="Preformatted_20_Text">страхового стажа для установления страховых пенсий.</text:p>
      <text:p text:style-name="Preformatted_20_Text"><text:s text:c="5"/>2. Министерству труда и социальной защиты Российской Федерации</text:p>
      <text:p text:style-name="Preformatted_20_Text">по согласованию с Пенсионным <text:s/>фондом <text:s/>Российской <text:s/>Федерации <text:s/>давать</text:p>
      <text:p text:style-name="Preformatted_20_Text">разъяснения о порядке <text:s/>применения <text:s/>Правил, <text:s/>утвержденных <text:s/>настоящим</text:p>
      <text:p text:style-name="Preformatted_20_Text">постановлением.</text:p>
      <text:p text:style-name="Preformatted_20_Text"><text:s text:c="5"/>3. Признать утратившими силу:</text:p>
      <text:p text:style-name="Preformatted_20_Text"><text:s text:c="5"/>постановление <text:s/>Правительства Российской Федерации <text:s/><text:a xlink:type="simple" xlink:href="http://pravo.gov.ru/proxy/ips/?docbody=&amp;prevDoc=102359424&amp;backlink=1&amp;&amp;nd=102077378" office:target-frame-name="contents" xlink:show="replace" text:style-name="Internet_20_link" text:visited-style-name="Visited_20_Internet_20_Link">от <text:s/>24 июля</text:a></text:p>
      <text:p text:style-name="Preformatted_20_Text"><text:a xlink:type="simple" xlink:href="http://pravo.gov.ru/proxy/ips/?docbody=&amp;prevDoc=102359424&amp;backlink=1&amp;&amp;nd=102077378" office:target-frame-name="contents" xlink:show="replace" text:style-name="Internet_20_link" text:visited-style-name="Visited_20_Internet_20_Link">2002 г. N 555</text:a> <text:s/>"Об утверждении <text:s/>Правил <text:s/>подсчета <text:s/>и <text:s text:c="2"/>подтверждения</text:p>
      <text:p text:style-name="Preformatted_20_Text">страхового <text:s/>стажа <text:s/>для <text:s/>установления <text:s/>трудовых <text:s/>пенсий" <text:s text:c="2"/>(Собрание</text:p>
      <text:p text:style-name="Preformatted_20_Text">законодательства Российской Федерации, 2002, N 31, ст. 3110);</text:p>
      <text:p text:style-name="Preformatted_20_Text"><text:s text:c="5"/>пункт 63 изменений <text:s/>и <text:s/>дополнений, <text:s/>которые <text:s/>вносятся <text:s/>в <text:s/>акты</text:p>
      <text:p text:style-name="Preformatted_20_Text">Правительства <text:s text:c="2"/>Российской <text:s text:c="2"/>Федерации <text:s text:c="2"/>по <text:s text:c="3"/>вопросам <text:s text:c="3"/>пожарной</text:p>
      <text:p text:style-name="Preformatted_20_Text">безопасности, утвержденных постановлением Правительства <text:s/>Российской</text:p>
      <text:p text:style-name="Preformatted_20_Text">Федерации <text:s/><text:a xlink:type="simple" xlink:href="http://pravo.gov.ru/proxy/ips/?docbody=&amp;prevDoc=102359424&amp;backlink=1&amp;&amp;nd=102082952" office:target-frame-name="contents" xlink:show="replace" text:style-name="Internet_20_link" text:visited-style-name="Visited_20_Internet_20_Link">от <text:s/>8 <text:s/>августа <text:s/>2003 г. N 475</text:a> <text:s/>"О внесении <text:s/>изменений <text:s/>и</text:p>
      <text:p text:style-name="Preformatted_20_Text">дополнений в некоторые акты Правительства <text:s/>Российской <text:s/>Федерации <text:s/>в</text:p>
      <text:p text:style-name="Preformatted_20_Text">связи с совершенствованием государственного <text:s/>управления <text:s/>в <text:s/>области</text:p>
      <text:p text:style-name="Preformatted_20_Text">пожарной <text:s/>безопасности" <text:s text:c="2"/>(Собрание <text:s text:c="2"/>законодательства <text:s text:c="2"/>Российской</text:p>
      <text:p text:style-name="Preformatted_20_Text">Федерации, 2003, N 33, ст. 3269);</text:p>
      <text:p text:style-name="Preformatted_20_Text"><text:s text:c="5"/>постановление Правительства Российской Федерации <text:a xlink:type="simple" xlink:href="http://pravo.gov.ru/proxy/ips/?docbody=&amp;prevDoc=102359424&amp;backlink=1&amp;&amp;nd=102133112" office:target-frame-name="contents" xlink:show="replace" text:style-name="Internet_20_link" text:visited-style-name="Visited_20_Internet_20_Link">от 17 октября</text:a></text:p>
      <text:p text:style-name="Preformatted_20_Text"><text:a xlink:type="simple" xlink:href="http://pravo.gov.ru/proxy/ips/?docbody=&amp;prevDoc=102359424&amp;backlink=1&amp;&amp;nd=102133112" office:target-frame-name="contents" xlink:show="replace" text:style-name="Internet_20_link" text:visited-style-name="Visited_20_Internet_20_Link">2009 г. N 817</text:a> <text:s/>"О внесении <text:s text:c="2"/>изменений <text:s text:c="2"/>в <text:s text:c="2"/>Правила <text:s text:c="2"/>подсчета <text:s text:c="2"/>и</text:p>
      <text:p text:style-name="Preformatted_20_Text">подтверждения страхового стажа для <text:s/>установления <text:s/>трудовых <text:s/>пенсий"</text:p>
      <text:p text:style-name="Preformatted_20_Text">(Собрание <text:s/>законодательства <text:s/>Российской <text:s/>Федерации, <text:s text:c="2"/>2009, <text:s text:c="2"/>N 43,</text:p>
      <text:p text:style-name="Preformatted_20_Text">ст. 5067);</text:p>
      <text:p text:style-name="Preformatted_20_Text"><text:s text:c="5"/>постановление Правительства Российской Федерации <text:a xlink:type="simple" xlink:href="http://pravo.gov.ru/proxy/ips/?docbody=&amp;prevDoc=102359424&amp;backlink=1&amp;&amp;nd=102146905" office:target-frame-name="contents" xlink:show="replace" text:style-name="Internet_20_link" text:visited-style-name="Visited_20_Internet_20_Link">от <text:s/>21 апреля</text:a></text:p>
      <text:p text:style-name="Preformatted_20_Text"><text:a xlink:type="simple" xlink:href="http://pravo.gov.ru/proxy/ips/?docbody=&amp;prevDoc=102359424&amp;backlink=1&amp;&amp;nd=102146905" office:target-frame-name="contents" xlink:show="replace" text:style-name="Internet_20_link" text:visited-style-name="Visited_20_Internet_20_Link">2011 г. N 295</text:a> <text:s/>"О внесении <text:s text:c="2"/>изменений <text:s text:c="2"/>в <text:s text:c="2"/>Правила <text:s text:c="2"/>подсчета <text:s text:c="2"/>и</text:p>
      <text:p text:style-name="Preformatted_20_Text">подтверждения страхового стажа для <text:s/>установления <text:s/>трудовых <text:s/>пенсий"</text:p>
      <text:p text:style-name="Preformatted_20_Text">(Собрание <text:s/>законодательства <text:s/>Российской <text:s/>Федерации, <text:s text:c="2"/>2011, <text:s text:c="2"/>N 17,</text:p>
      <text:p text:style-name="Preformatted_20_Text">ст. 2427);</text:p>
      <text:p text:style-name="Preformatted_20_Text"><text:s text:c="5"/>постановление <text:s/>Правительства Российской Федерации <text:s/><text:a xlink:type="simple" xlink:href="http://pravo.gov.ru/proxy/ips/?docbody=&amp;prevDoc=102359424&amp;backlink=1&amp;&amp;nd=102149438" office:target-frame-name="contents" xlink:show="replace" text:style-name="Internet_20_link" text:visited-style-name="Visited_20_Internet_20_Link">от <text:s/>20 июля</text:a></text:p>
      <text:p text:style-name="Preformatted_20_Text"><text:a xlink:type="simple" xlink:href="http://pravo.gov.ru/proxy/ips/?docbody=&amp;prevDoc=102359424&amp;backlink=1&amp;&amp;nd=102149438" office:target-frame-name="contents" xlink:show="replace" text:style-name="Internet_20_link" text:visited-style-name="Visited_20_Internet_20_Link">2011 г. N 594</text:a> <text:s/>"О внесении <text:s text:c="2"/>изменений <text:s text:c="2"/>в <text:s text:c="2"/>Правила <text:s text:c="2"/>подсчета <text:s text:c="2"/>и</text:p>
      <text:p text:style-name="Preformatted_20_Text">подтверждения страхового стажа для <text:s/>установления <text:s/>трудовых <text:s/>пенсий"</text:p>
      <text:p text:style-name="Preformatted_20_Text">(Собрание <text:s/>законодательства <text:s/>Российской <text:s/>Федерации, <text:s text:c="2"/>2011, <text:s text:c="2"/>N 30,</text:p>
      <text:p text:style-name="Preformatted_20_Text">ст. 4643);</text:p>
      <text:p text:style-name="Preformatted_20_Text"><text:s text:c="5"/>пункт 22 изменений, <text:s/>которые <text:s/>вносятся <text:s/>в <text:s/>акты <text:s/>Правительства</text:p>
      <text:p text:style-name="Preformatted_20_Text">Российской Федерации по вопросам деятельности Министерства труда <text:s/>и</text:p>
      <text:p text:style-name="Preformatted_20_Text">социальной защиты Российской Федерации, утвержденных постановлением</text:p>
      <text:p text:style-name="Preformatted_20_Text">Правительства <text:s/>Российской <text:s/>Федерации <text:s/><text:a xlink:type="simple" xlink:href="http://pravo.gov.ru/proxy/ips/?docbody=&amp;prevDoc=102359424&amp;backlink=1&amp;&amp;nd=102164149" office:target-frame-name="contents" xlink:show="replace" text:style-name="Internet_20_link" text:visited-style-name="Visited_20_Internet_20_Link">от <text:s/>25 <text:s/>марта <text:s text:c="2"/>2013 г. N 257</text:a></text:p>
      <text:p text:style-name="Preformatted_20_Text">"Об изменении <text:s/>и <text:s/>признании <text:s/>утратившими <text:s text:c="2"/>силу <text:s text:c="2"/>некоторых <text:s text:c="2"/>актов</text:p>
      <text:p text:style-name="Preformatted_20_Text">Правительства <text:s/>Российской <text:s/>Федерации <text:s text:c="2"/>по <text:s text:c="2"/>вопросам <text:s text:c="2"/>деятельности</text:p>
      <text:p text:style-name="Preformatted_20_Text">Министерства <text:s/>труда <text:s/>и <text:s/>социальной <text:s/>защиты <text:s/>Российской <text:s text:c="2"/>Федерации"</text:p>
      <text:p text:style-name="Preformatted_20_Text">(Собрание <text:s/>законодательства <text:s/>Российской <text:s/>Федерации, <text:s text:c="2"/>2013, <text:s text:c="2"/>N 13,</text:p>
      <text:p text:style-name="Preformatted_20_Text">ст. 1559);</text:p>
      <text:p text:style-name="Preformatted_20_Text"><text:s text:c="5"/>постановление <text:s/>Правительства Российской Федерации <text:a xlink:type="simple" xlink:href="http://pravo.gov.ru/proxy/ips/?docbody=&amp;prevDoc=102359424&amp;backlink=1&amp;&amp;nd=102171954" office:target-frame-name="contents" xlink:show="replace" text:style-name="Internet_20_link" text:visited-style-name="Visited_20_Internet_20_Link">от <text:s/>24 марта</text:a></text:p>
      <text:p text:style-name="Preformatted_20_Text"><text:a xlink:type="simple" xlink:href="http://pravo.gov.ru/proxy/ips/?docbody=&amp;prevDoc=102359424&amp;backlink=1&amp;&amp;nd=102171954" office:target-frame-name="contents" xlink:show="replace" text:style-name="Internet_20_link" text:visited-style-name="Visited_20_Internet_20_Link">2014 г. N 225</text:a> "О внесении изменения в пункт <text:s/>2 <text:s/>Правил <text:s/>подсчета <text:s/>и</text:p>
      <text:p text:style-name="Preformatted_20_Text">подтверждения страхового стажа для <text:s/>установления <text:s/>трудовых <text:s/>пенсий"</text:p>
      <text:p text:style-name="Preformatted_20_Text"><text:soft-page-break/>(Собрание <text:s/>законодательства <text:s/>Российской <text:s/>Федерации, <text:s text:c="2"/>2014, <text:s text:c="2"/>N 13,</text:p>
      <text:p text:style-name="Preformatted_20_Text">ст. 1483).</text:p>
      <text:p text:style-name="Preformatted_20_Text"><text:s text:c="5"/>4. Настоящее постановление вступает в силу с 1 января 2015 г.</text:p>
      <text:p text:style-name="Preformatted_20_Text"/>
      <text:p text:style-name="Preformatted_20_Text"/>
      <text:p text:style-name="Preformatted_20_Text"><text:s text:c="5"/>Председатель Правительства</text:p>
      <text:p text:style-name="Preformatted_20_Text"><text:s text:c="5"/>Российской Федерации <text:s text:c="31"/>Д.Медведев</text:p>
      <text:p text:style-name="Preformatted_20_Text"><text:s text:c="5"/>__________________________</text:p>
      <text:p text:style-name="Preformatted_20_Text"/>
      <text:p text:style-name="Preformatted_20_Text"/>
      <text:p text:style-name="Preformatted_20_Text"><text:s text:c="48"/>УТВЕРЖДЕНЫ</text:p>
      <text:p text:style-name="Preformatted_20_Text"><text:s text:c="39"/>постановлением Правительства</text:p>
      <text:p text:style-name="Preformatted_20_Text"><text:s text:c="43"/>Российской Федерации</text:p>
      <text:p text:style-name="Preformatted_20_Text"><text:s text:c="39"/>от 2 октября 2014 г. N 1015</text:p>
      <text:p text:style-name="Preformatted_20_Text"/>
      <text:p text:style-name="Preformatted_20_Text"/>
      <text:p text:style-name="Preformatted_20_Text"><text:s text:c="30"/>ПРАВИЛА</text:p>
      <text:p text:style-name="Preformatted_20_Text"><text:s text:c="13"/>подсчета и подтверждения страхового стажа</text:p>
      <text:p text:style-name="Preformatted_20_Text"><text:s text:c="17"/>для установления страховых пенсий</text:p>
      <text:p text:style-name="Preformatted_20_Text"/>
      <text:p text:style-name="Preformatted_20_Text"><text:s text:c="24"/>I. Общие положения</text:p>
      <text:p text:style-name="Preformatted_20_Text"/>
      <text:p text:style-name="Preformatted_20_Text"><text:s text:c="5"/>1. Настоящие <text:s text:c="2"/>Правила <text:s text:c="2"/>определяют <text:s text:c="2"/>порядок <text:s text:c="3"/>подсчета <text:s text:c="3"/>и</text:p>
      <text:p text:style-name="Preformatted_20_Text">подтверждения страхового стажа для установления страховых пенсий.</text:p>
      <text:p text:style-name="Preformatted_20_Text"><text:s text:c="5"/>2. В страховой стаж включаются (засчитываются):</text:p>
      <text:p text:style-name="Preformatted_20_Text"><text:s text:c="5"/>а) периоды <text:s/>работы <text:s/>и <text:s text:c="2"/>(или) <text:s text:c="2"/>иной <text:s text:c="2"/>деятельности, <text:s text:c="2"/>которые</text:p>
      <text:p text:style-name="Preformatted_20_Text">выполнялись <text:s text:c="2"/>на <text:s text:c="2"/>территории <text:s text:c="3"/>Российской <text:s text:c="3"/>Федерации <text:s text:c="3"/>лицами,</text:p>
      <text:p text:style-name="Preformatted_20_Text">застрахованными <text:s text:c="3"/>в <text:s text:c="3"/>соответствии <text:s text:c="3"/>с <text:s text:c="3"/>Федеральным <text:s text:c="3"/>законом</text:p>
      <text:p text:style-name="Preformatted_20_Text"><text:a xlink:type="simple" xlink:href="http://pravo.gov.ru/proxy/ips/?docbody=&amp;prevDoc=102359424&amp;backlink=1&amp;&amp;nd=102073909" office:target-frame-name="contents" xlink:show="replace" text:style-name="Internet_20_link" text:visited-style-name="Visited_20_Internet_20_Link">"Об обязательном пенсионном <text:s/>страховании <text:s/>в <text:s/>Российской <text:s/>Федерации"</text:a></text:p>
      <text:p text:style-name="Preformatted_20_Text">(далее - застрахованные лица), при <text:s/>условии, <text:s/>что <text:s/>за <text:s/>эти <text:s/>периоды</text:p>
      <text:p text:style-name="Preformatted_20_Text">начислялись и <text:s/>уплачивались <text:s/>страховые <text:s/>взносы <text:s/>в <text:s/>Пенсионный <text:s/>фонд</text:p>
      <text:p text:style-name="Preformatted_20_Text">Российской Федерации (далее - страховые взносы);</text:p>
      <text:p text:style-name="Preformatted_20_Text"><text:s text:c="5"/>б) периоды <text:s/>работы <text:s/>и <text:s text:c="2"/>(или) <text:s text:c="2"/>иной <text:s text:c="2"/>деятельности, <text:s text:c="2"/>которые</text:p>
      <text:p text:style-name="Preformatted_20_Text">выполнялись <text:s/>застрахованными <text:s text:c="2"/>лицами <text:s text:c="2"/>за <text:s text:c="2"/>пределами <text:s text:c="2"/>Российской</text:p>
      <text:p text:style-name="Preformatted_20_Text">Федерации, в случаях, предусмотренных законодательством <text:s/>Российской</text:p>
      <text:p text:style-name="Preformatted_20_Text">Федерации или международными договорами Российской Федерации, <text:s/>либо</text:p>
      <text:p text:style-name="Preformatted_20_Text">в случае уплаты страховых <text:s/>взносов <text:s/>в <text:s/>соответствии <text:s/>с <text:s/>Федеральным</text:p>
      <text:p text:style-name="Preformatted_20_Text">законом <text:s/><text:a xlink:type="simple" xlink:href="http://pravo.gov.ru/proxy/ips/?docbody=&amp;prevDoc=102359424&amp;backlink=1&amp;&amp;nd=102073909" office:target-frame-name="contents" xlink:show="replace" text:style-name="Internet_20_link" text:visited-style-name="Visited_20_Internet_20_Link">"Об обязательном <text:s/>пенсионном <text:s/>страховании <text:s text:c="2"/>в <text:s text:c="2"/>Российской</text:a></text:p>
      <text:p text:style-name="Preformatted_20_Text"><text:a xlink:type="simple" xlink:href="http://pravo.gov.ru/proxy/ips/?docbody=&amp;prevDoc=102359424&amp;backlink=1&amp;&amp;nd=102073909" office:target-frame-name="contents" xlink:show="replace" text:style-name="Internet_20_link" text:visited-style-name="Visited_20_Internet_20_Link">Федерации"</text:a>;</text:p>
      <text:p text:style-name="Preformatted_20_Text"><text:s text:c="5"/>в) иные периоды:</text:p>
      <text:p text:style-name="Preformatted_20_Text"><text:s text:c="5"/>период прохождения военной службы, а также другой приравненной</text:p>
      <text:p text:style-name="Preformatted_20_Text">к <text:s/>ней <text:s/>службы, <text:s/>предусмотренной <text:s text:c="2"/>Законом <text:s text:c="2"/>Российской <text:s text:c="2"/>Федерации</text:p>
      <text:p text:style-name="Preformatted_20_Text"><text:a xlink:type="simple" xlink:href="http://pravo.gov.ru/proxy/ips/?docbody=&amp;prevDoc=102359424&amp;backlink=1&amp;&amp;nd=102021567" office:target-frame-name="contents" xlink:show="replace" text:style-name="Internet_20_link" text:visited-style-name="Visited_20_Internet_20_Link">"О пенсионном обеспечении лиц, проходивших военную службу, службу в</text:a></text:p>
      <text:p text:style-name="Preformatted_20_Text"><text:a xlink:type="simple" xlink:href="http://pravo.gov.ru/proxy/ips/?docbody=&amp;prevDoc=102359424&amp;backlink=1&amp;&amp;nd=102021567" office:target-frame-name="contents" xlink:show="replace" text:style-name="Internet_20_link" text:visited-style-name="Visited_20_Internet_20_Link">органах внутренних <text:s/>дел, <text:s/>Государственной <text:s/>противопожарной <text:s/>службе,</text:a></text:p>
      <text:p text:style-name="Preformatted_20_Text"><text:a xlink:type="simple" xlink:href="http://pravo.gov.ru/proxy/ips/?docbody=&amp;prevDoc=102359424&amp;backlink=1&amp;&amp;nd=102021567" office:target-frame-name="contents" xlink:show="replace" text:style-name="Internet_20_link" text:visited-style-name="Visited_20_Internet_20_Link">органах <text:s/>по <text:s/>контролю <text:s text:c="2"/>за <text:s text:c="2"/>оборотом <text:s text:c="2"/>наркотических <text:s text:c="2"/>средств <text:s text:c="2"/>и</text:a></text:p>
      <text:p text:style-name="Preformatted_20_Text"><text:a xlink:type="simple" xlink:href="http://pravo.gov.ru/proxy/ips/?docbody=&amp;prevDoc=102359424&amp;backlink=1&amp;&amp;nd=102021567" office:target-frame-name="contents" xlink:show="replace" text:style-name="Internet_20_link" text:visited-style-name="Visited_20_Internet_20_Link">психотропных веществ, учреждениях и органах уголовно-исполнительной</text:a></text:p>
      <text:p text:style-name="Preformatted_20_Text"><text:a xlink:type="simple" xlink:href="http://pravo.gov.ru/proxy/ips/?docbody=&amp;prevDoc=102359424&amp;backlink=1&amp;&amp;nd=102021567" office:target-frame-name="contents" xlink:show="replace" text:style-name="Internet_20_link" text:visited-style-name="Visited_20_Internet_20_Link">системы, и их семей"</text:a>;</text:p>
      <text:p text:style-name="Preformatted_20_Text"><text:s text:c="5"/>период <text:s/>получения <text:s text:c="2"/>пособия <text:s text:c="2"/>по <text:s text:c="2"/>обязательному <text:s text:c="2"/>социальному</text:p>
      <text:p text:style-name="Preformatted_20_Text">страхованию в период временной нетрудоспособности;</text:p>
      <text:p text:style-name="Preformatted_20_Text"><text:s text:c="5"/>период <text:s/>ухода <text:s/>одного <text:s/>из <text:s/>родителей <text:s/>за <text:s/>каждым <text:s/>ребенком <text:s/>до</text:p>
      <text:p text:style-name="Preformatted_20_Text">достижения им возраста полутора лет, но не <text:s/>более <text:s/>6 <text:s/>лет <text:s/>в <text:s/>общей</text:p>
      <text:p text:style-name="Preformatted_20_Text">сложности;</text:p>
      <text:p text:style-name="Preformatted_20_Text"><text:s text:c="5"/>период получения пособия <text:s/>по <text:s/>безработице, <text:s/>период <text:s/>участия <text:s/>в</text:p>
      <text:p text:style-name="Preformatted_20_Text">оплачиваемых общественных работах и период переезда или переселения</text:p>
      <text:p text:style-name="Preformatted_20_Text">по направлению государственной службы занятости в другую <text:s/>местность</text:p>
      <text:p text:style-name="Preformatted_20_Text">для трудоустройства;</text:p>
      <text:p text:style-name="Preformatted_20_Text"><text:s text:c="5"/>период содержания под стражей лиц, необоснованно <text:s/>привлеченных</text:p>
      <text:p text:style-name="Preformatted_20_Text">к <text:s/>уголовной <text:s/>ответственности, <text:s/>необоснованно <text:s/>репрессированных <text:s text:c="2"/>и</text:p>
      <text:p text:style-name="Preformatted_20_Text">впоследствии реабилитированных, и <text:s/>период <text:s/>отбывания <text:s/>этими <text:s/>лицами</text:p>
      <text:p text:style-name="Preformatted_20_Text">наказания в местах лишения свободы и в ссылке;</text:p>
      <text:p text:style-name="Preformatted_20_Text"><text:s text:c="5"/>период <text:s/>ухода, <text:s text:c="2"/>осуществляемого <text:s text:c="2"/>трудоспособным <text:s text:c="2"/>лицом <text:s text:c="2"/>за</text:p>
      <text:p text:style-name="Preformatted_20_Text">инвалидом I группы, <text:s/>ребенком-инвалидом <text:s/>или <text:s/>за <text:s/>лицом, <text:s/>достигшим</text:p>
      <text:p text:style-name="Preformatted_20_Text">возраста 80 лет;</text:p>
      <text:p text:style-name="Preformatted_20_Text"><text:s text:c="5"/>период проживания супругов военнослужащих, проходящих <text:s/>военную</text:p>
      <text:p text:style-name="Preformatted_20_Text"><text:soft-page-break/>службу по контракту, вместе с супругами в местностях, <text:s/>где <text:s/>они <text:s/>не</text:p>
      <text:p text:style-name="Preformatted_20_Text">могли трудиться в связи с отсутствием возможности <text:s/>трудоустройства,</text:p>
      <text:p text:style-name="Preformatted_20_Text">но не более 5 лет в общей сложности;</text:p>
      <text:p text:style-name="Preformatted_20_Text"><text:s text:c="5"/>период <text:s text:c="2"/>проживания <text:s text:c="2"/>за <text:s text:c="2"/>границей <text:s text:c="3"/>супругов <text:s text:c="3"/>работников,</text:p>
      <text:p text:style-name="Preformatted_20_Text">направленных <text:s/>в <text:s/>дипломатические <text:s/>представительства <text:s/>и <text:s/>консульские</text:p>
      <text:p text:style-name="Preformatted_20_Text">учреждения <text:s/>Российской <text:s/>Федерации, <text:s text:c="2"/>постоянные <text:s text:c="2"/>представительства</text:p>
      <text:p text:style-name="Preformatted_20_Text">Российской <text:s/>Федерации <text:s/>при <text:s/>международных <text:s/>организациях, <text:s text:c="2"/>торговые</text:p>
      <text:p text:style-name="Preformatted_20_Text">представительства Российской Федерации в иностранных <text:s/>государствах,</text:p>
      <text:p text:style-name="Preformatted_20_Text">представительства <text:s/>федеральных <text:s text:c="2"/>органов <text:s text:c="2"/>исполнительной <text:s text:c="2"/>власти,</text:p>
      <text:p text:style-name="Preformatted_20_Text">государственных <text:s/>органов <text:s/>при <text:s/>федеральных <text:s/>органах <text:s/>исполнительной</text:p>
      <text:p text:style-name="Preformatted_20_Text">власти либо в качестве представителей этих органов <text:s/>за <text:s/>рубежом, <text:s/>а</text:p>
      <text:p text:style-name="Preformatted_20_Text">также в <text:s/>представительства <text:s/>государственных <text:s/>учреждений <text:s/>Российской</text:p>
      <text:p text:style-name="Preformatted_20_Text">Федерации (государственных <text:s/>органов <text:s/>и <text:s/>государственных <text:s/>учреждений</text:p>
      <text:p text:style-name="Preformatted_20_Text">СССР) за границей и <text:s/>международные <text:s/>организации, <text:s/>перечень <text:s/>которых</text:p>
      <text:p text:style-name="Preformatted_20_Text">утверждается Правительством Российской Федерации, но не более 5 лет</text:p>
      <text:p text:style-name="Preformatted_20_Text">в общей сложности.</text:p>
      <text:p text:style-name="Preformatted_20_Text"><text:s text:c="5"/>3. Если <text:s text:c="2"/>международным <text:s text:c="2"/>договором <text:s text:c="3"/>Российской <text:s text:c="3"/>Федерации</text:p>
      <text:p text:style-name="Preformatted_20_Text">установлены иные правила подсчета и подтверждения страхового <text:s/>стажа</text:p>
      <text:p text:style-name="Preformatted_20_Text">для <text:s/>установления <text:s/>страховых <text:s text:c="2"/>пенсий, <text:s text:c="2"/>чем <text:s text:c="2"/>настоящие <text:s text:c="2"/>Правила,</text:p>
      <text:p text:style-name="Preformatted_20_Text">применяются <text:s text:c="2"/>правила, <text:s text:c="2"/>установленные <text:s text:c="2"/>международным <text:s text:c="3"/>договором</text:p>
      <text:p text:style-name="Preformatted_20_Text">Российской Федерации.</text:p>
      <text:p text:style-name="Preformatted_20_Text"><text:s text:c="5"/>4. При подсчете страхового стажа подтверждаются:</text:p>
      <text:p text:style-name="Preformatted_20_Text"><text:s text:c="5"/>а) периоды работы и (или) иной деятельности <text:s/>и <text:s/>иные <text:s/>периоды,</text:p>
      <text:p text:style-name="Preformatted_20_Text">предусмотренные пунктом 2 настоящих Правил (далее <text:s/>соответственно -</text:p>
      <text:p text:style-name="Preformatted_20_Text">периоды <text:s/>работы, <text:s/>периоды <text:s/>иной <text:s/>деятельности, <text:s/>иные <text:s/>периоды), <text:s/>до</text:p>
      <text:p text:style-name="Preformatted_20_Text">регистрации <text:s/>гражданина <text:s text:c="2"/>в <text:s text:c="2"/>качестве <text:s text:c="2"/>застрахованного <text:s text:c="2"/>лица <text:s text:c="2"/>в</text:p>
      <text:p text:style-name="Preformatted_20_Text">соответствии <text:s text:c="3"/>с <text:s text:c="3"/>Федеральным <text:s text:c="4"/>законом <text:s text:c="4"/><text:a xlink:type="simple" xlink:href="http://pravo.gov.ru/proxy/ips/?docbody=&amp;prevDoc=102359424&amp;backlink=1&amp;&amp;nd=102040438" office:target-frame-name="contents" xlink:show="replace" text:style-name="Internet_20_link" text:visited-style-name="Visited_20_Internet_20_Link">"Об индивидуальном</text:a></text:p>
      <text:p text:style-name="Preformatted_20_Text"><text:a xlink:type="simple" xlink:href="http://pravo.gov.ru/proxy/ips/?docbody=&amp;prevDoc=102359424&amp;backlink=1&amp;&amp;nd=102040438" office:target-frame-name="contents" xlink:show="replace" text:style-name="Internet_20_link" text:visited-style-name="Visited_20_Internet_20_Link">(персонифицированном) учете <text:s/>в <text:s/>системе <text:s/>обязательного <text:s/>пенсионного</text:a></text:p>
      <text:p text:style-name="Preformatted_20_Text"><text:a xlink:type="simple" xlink:href="http://pravo.gov.ru/proxy/ips/?docbody=&amp;prevDoc=102359424&amp;backlink=1&amp;&amp;nd=102040438" office:target-frame-name="contents" xlink:show="replace" text:style-name="Internet_20_link" text:visited-style-name="Visited_20_Internet_20_Link">страхования"</text:a> <text:s text:c="2"/>(далее - <text:s text:c="2"/>регистрация <text:s text:c="2"/>гражданина <text:s text:c="3"/>в <text:s text:c="3"/>качестве</text:p>
      <text:p text:style-name="Preformatted_20_Text">застрахованного <text:s/>лица) - <text:s/>на <text:s/>основании <text:s/>сведений <text:s text:c="2"/>индивидуального</text:p>
      <text:p text:style-name="Preformatted_20_Text">(персонифицированного) <text:s/>учета <text:s text:c="2"/>за <text:s text:c="2"/>указанный <text:s text:c="2"/>период <text:s text:c="2"/>и <text:s text:c="2"/>(или)</text:p>
      <text:p text:style-name="Preformatted_20_Text">документов, <text:s text:c="2"/>выдаваемых <text:s text:c="2"/>работодателями <text:s text:c="2"/>или <text:s text:c="3"/>соответствующими</text:p>
      <text:p text:style-name="Preformatted_20_Text">государственными (муниципальными) органами в порядке, установленном</text:p>
      <text:p text:style-name="Preformatted_20_Text">законодательством Российской Федерации;</text:p>
      <text:p text:style-name="Preformatted_20_Text"><text:s text:c="5"/>б) периоды работы и (или) иной <text:s/>деятельности <text:s/>и <text:s/>иные <text:s/>периоды</text:p>
      <text:p text:style-name="Preformatted_20_Text">после регистрации гражданина в качестве застрахованного <text:s/>лица - <text:s/>на</text:p>
      <text:p text:style-name="Preformatted_20_Text">основании сведений индивидуального (персонифицированного) учета.</text:p>
      <text:p text:style-name="Preformatted_20_Text"><text:s text:c="5"/>5. Периоды <text:s/>работы <text:s/>и <text:s text:c="2"/>(или) <text:s text:c="2"/>иной <text:s text:c="2"/>деятельности, <text:s text:c="2"/>которые</text:p>
      <text:p text:style-name="Preformatted_20_Text">выполнялись <text:s/>за <text:s/>пределами <text:s/>Российской <text:s/>Федерации, <text:s text:c="2"/>подтверждаются</text:p>
      <text:p text:style-name="Preformatted_20_Text">документом территориального <text:s/>органа <text:s/>Пенсионного <text:s/>фонда <text:s/>Российской</text:p>
      <text:p text:style-name="Preformatted_20_Text">Федерации об уплате страховых взносов, если иное <text:s/>не <text:s/>предусмотрено</text:p>
      <text:p text:style-name="Preformatted_20_Text">законодательством <text:s text:c="2"/>Российской <text:s text:c="2"/>Федерации <text:s text:c="3"/>или <text:s text:c="3"/>международными</text:p>
      <text:p text:style-name="Preformatted_20_Text">договорами Российской Федерации.</text:p>
      <text:p text:style-name="Preformatted_20_Text"><text:s text:c="5"/>Периоды <text:s/>работы <text:s/>на <text:s text:c="2"/>территории <text:s text:c="2"/>Российской <text:s text:c="2"/>Федерации <text:s text:c="2"/>до</text:p>
      <text:p text:style-name="Preformatted_20_Text">регистрации <text:s/>гражданина <text:s/>в <text:s/>качестве <text:s/>застрахованного <text:s/>лица <text:s text:c="2"/>могут</text:p>
      <text:p text:style-name="Preformatted_20_Text">устанавливаться <text:s/>на <text:s/>основании <text:s/>свидетельских <text:s/>показаний. <text:s/>Характер</text:p>
      <text:p text:style-name="Preformatted_20_Text">работы свидетельскими показаниями не подтверждается.</text:p>
      <text:p text:style-name="Preformatted_20_Text"><text:s text:c="5"/>6. К уплате страховых взносов при применении настоящих <text:s/>Правил</text:p>
      <text:p text:style-name="Preformatted_20_Text">приравнивается <text:s/>уплата <text:s/>взносов <text:s text:c="2"/>на <text:s text:c="2"/>государственное <text:s text:c="2"/>социальное</text:p>
      <text:p text:style-name="Preformatted_20_Text">страхование <text:s/>до <text:s/>1 <text:s/>января <text:s/>1991 г., <text:s/>единого <text:s/>социального <text:s text:c="2"/>налога</text:p>
      <text:p text:style-name="Preformatted_20_Text">(взноса) и единого налога на вмененный доход для определенных видов</text:p>
      <text:p text:style-name="Preformatted_20_Text">деятельности <text:s/>(далее - <text:s/>обязательные <text:s/>платежи). <text:s/>Уплата <text:s text:c="2"/>следующих</text:p>
      <text:p text:style-name="Preformatted_20_Text">обязательных платежей подтверждается:</text:p>
      <text:p text:style-name="Preformatted_20_Text"><text:s text:c="5"/>а) взносы на государственное социальное страхование за <text:s/>период</text:p>
      <text:p text:style-name="Preformatted_20_Text">до 1 января 1991 г. - документами финансовых органов или <text:s/>справками</text:p>
      <text:p text:style-name="Preformatted_20_Text">архивных учреждений;</text:p>
      <text:p text:style-name="Preformatted_20_Text"><text:s text:c="5"/>б) страховые взносы на обязательное пенсионное страхование <text:s/>за</text:p>
      <text:p text:style-name="Preformatted_20_Text">период <text:s/>до 1 января 2001 г. <text:s/>и <text:s/>с <text:s/>1 января <text:s/>2002 г. - <text:s/>документами</text:p>
      <text:p text:style-name="Preformatted_20_Text">территориальных органов Пенсионного фонда Российской Федерации;</text:p>
      <text:p text:style-name="Preformatted_20_Text"><text:s text:c="5"/>в) единый <text:s/>социальный <text:s/>налог <text:s/>(взнос) <text:s/>за период с 1 января по</text:p>
      <text:p text:style-name="Preformatted_20_Text">31 декабря 2001 г. - документами территориальных налоговых органов;</text:p>
      <text:p text:style-name="Preformatted_20_Text"><text:s text:c="5"/>г) единый налог на <text:s/>вмененный <text:s/>доход <text:s/>для <text:s/>определенных <text:s/>видов</text:p>
      <text:p text:style-name="Preformatted_20_Text">деятельности - <text:s/>свидетельством <text:s/>и <text:s/>иными <text:s text:c="2"/>документами, <text:s text:c="2"/>выданными</text:p>
      <text:p text:style-name="Preformatted_20_Text">территориальными налоговыми органами.</text:p>
      <text:p text:style-name="Preformatted_20_Text"><text:soft-page-break/><text:s text:c="5"/>7. Застрахованные <text:s/>лица, <text:s/>освобожденные <text:s text:c="2"/>в <text:s text:c="2"/>соответствии <text:s text:c="2"/>с</text:p>
      <text:p text:style-name="Preformatted_20_Text">законодательством <text:s/>Российской <text:s/>Федерации <text:s/>от <text:s/>уплаты <text:s text:c="2"/>обязательных</text:p>
      <text:p text:style-name="Preformatted_20_Text">платежей, в <text:s/>случае <text:s/>если <text:s/>настоящими <text:s/>Правилами <text:s/>предусматривается</text:p>
      <text:p text:style-name="Preformatted_20_Text">представление документа <text:s/>об <text:s/>обязательных <text:s/>платежах, <text:s/>вместо <text:s/>этого</text:p>
      <text:p text:style-name="Preformatted_20_Text">документа <text:s/>представляют <text:s/>документ <text:s/>об <text:s/>освобождении <text:s/>их <text:s/>от <text:s/>уплаты</text:p>
      <text:p text:style-name="Preformatted_20_Text">соответствующих видов обязательных платежей <text:s/>(с <text:s/>указанием <text:s/>периода</text:p>
      <text:p text:style-name="Preformatted_20_Text">освобождения), выдаваемый теми же органами (учреждениями) и <text:s/>в <text:s/>том</text:p>
      <text:p text:style-name="Preformatted_20_Text">же порядке, который <text:s/>установлен <text:s/>для <text:s/>выдачи <text:s/>документа <text:s/>об <text:s/>уплате</text:p>
      <text:p text:style-name="Preformatted_20_Text">обязательных платежей.</text:p>
      <text:p text:style-name="Preformatted_20_Text"><text:s text:c="5"/>8. Периоды работы и (или) иной деятельности, имевшие место <text:s/>до</text:p>
      <text:p text:style-name="Preformatted_20_Text">дня вступления в силу Федерального <text:s/>закона <text:s/><text:a xlink:type="simple" xlink:href="http://pravo.gov.ru/proxy/ips/?docbody=&amp;prevDoc=102359424&amp;backlink=1&amp;&amp;nd=102170667" office:target-frame-name="contents" xlink:show="replace" text:style-name="Internet_20_link" text:visited-style-name="Visited_20_Internet_20_Link">"О страховых <text:s/>пенсиях"</text:a>,</text:p>
      <text:p text:style-name="Preformatted_20_Text">могут <text:s/>подтверждаться <text:s/>в <text:s/>порядке, <text:s/>установленном <text:s/>соответствующими</text:p>
      <text:p text:style-name="Preformatted_20_Text">нормативными правовыми актами, действовавшими в <text:s/>период <text:s/>выполнения</text:p>
      <text:p text:style-name="Preformatted_20_Text">работы и (или) иной деятельности.</text:p>
      <text:p text:style-name="Preformatted_20_Text"><text:s text:c="5"/>9. Периоды работы и (или) иной <text:s/>деятельности <text:s/>и <text:s/>иные <text:s/>периоды</text:p>
      <text:p text:style-name="Preformatted_20_Text">подтверждаются документами, оформленными на бумажном носителе <text:s/>либо</text:p>
      <text:p text:style-name="Preformatted_20_Text">в форме электронного документа.</text:p>
      <text:p text:style-name="Preformatted_20_Text"/>
      <text:p text:style-name="Preformatted_20_Text"><text:s text:c="11"/>II. Документы, подтверждающие периоды работы</text:p>
      <text:p text:style-name="Preformatted_20_Text"><text:s text:c="4"/>до регистрации гражданина в качестве застрахованного лица,</text:p>
      <text:p text:style-name="Preformatted_20_Text"><text:s text:c="20"/>включаемые в страховой стаж</text:p>
      <text:p text:style-name="Preformatted_20_Text"/>
      <text:p text:style-name="Preformatted_20_Text"><text:s text:c="5"/>10. Периоды <text:s/>работы <text:s/>подтверждаются <text:s/>на <text:s text:c="2"/>основании <text:s text:c="2"/>сведений</text:p>
      <text:p text:style-name="Preformatted_20_Text">индивидуального <text:s/>(персонифицированного) <text:s/>учета. <text:s/>В <text:s/>случае <text:s/>если <text:s/>в</text:p>
      <text:p text:style-name="Preformatted_20_Text">сведениях индивидуального (персонифицированного) <text:s/>учета <text:s/>содержатся</text:p>
      <text:p text:style-name="Preformatted_20_Text">неполные сведения о периодах работы либо <text:s/>отсутствуют <text:s/>сведения <text:s/>об</text:p>
      <text:p text:style-name="Preformatted_20_Text">отдельных <text:s text:c="2"/>периодах <text:s text:c="2"/>работы, <text:s text:c="2"/>периоды <text:s text:c="2"/>работы <text:s text:c="3"/>подтверждаются</text:p>
      <text:p text:style-name="Preformatted_20_Text">документами, указанными в пунктах 11-17 настоящих Правил.</text:p>
      <text:p text:style-name="Preformatted_20_Text"><text:s text:c="5"/>11. Документом, подтверждающим <text:s/>периоды <text:s/>работы <text:s/>по <text:s/>трудовому</text:p>
      <text:p text:style-name="Preformatted_20_Text">договору, является трудовая книжка установленного образца <text:s/>(далее -</text:p>
      <text:p text:style-name="Preformatted_20_Text">трудовая книжка).</text:p>
      <text:p text:style-name="Preformatted_20_Text"><text:s text:c="5"/>При отсутствии трудовой <text:s/>книжки, <text:s/>а <text:s/>также <text:s/>в <text:s/>случае <text:s/>если <text:s/>в</text:p>
      <text:p text:style-name="Preformatted_20_Text">трудовой книжке содержатся неправильные и <text:s/>неточные <text:s/>сведения <text:s/>либо</text:p>
      <text:p text:style-name="Preformatted_20_Text">отсутствуют записи об отдельных периодах <text:s/>работы, <text:s/>в <text:s/>подтверждение</text:p>
      <text:p text:style-name="Preformatted_20_Text">периодов <text:s text:c="2"/>работы <text:s text:c="2"/>принимаются <text:s text:c="2"/>письменные <text:s text:c="2"/>трудовые <text:s text:c="2"/>договоры,</text:p>
      <text:p text:style-name="Preformatted_20_Text">оформленные <text:s text:c="2"/>в <text:s text:c="2"/>соответствии <text:s text:c="2"/>с <text:s text:c="2"/>трудовым <text:s text:c="3"/>законодательством,</text:p>
      <text:p text:style-name="Preformatted_20_Text">действовавшим на день возникновения соответствующих правоотношений,</text:p>
      <text:p text:style-name="Preformatted_20_Text">трудовые книжки колхозников, справки, выдаваемые работодателями или</text:p>
      <text:p text:style-name="Preformatted_20_Text">соответствующими <text:s text:c="2"/>государственными <text:s text:c="2"/>(муниципальными) <text:s text:c="3"/>органами,</text:p>
      <text:p text:style-name="Preformatted_20_Text">выписки из приказов, лицевые счета и ведомости на выдачу заработной</text:p>
      <text:p text:style-name="Preformatted_20_Text">платы.</text:p>
      <text:p text:style-name="Preformatted_20_Text"><text:s text:c="5"/>12. В случае если трудовая книжка не ведется, <text:s/>периоды <text:s/>работы</text:p>
      <text:p text:style-name="Preformatted_20_Text">по трудовому договору подтверждаются письменным трудовым договором,</text:p>
      <text:p text:style-name="Preformatted_20_Text">оформленным <text:s text:c="2"/>в <text:s text:c="2"/>соответствии <text:s text:c="2"/>с <text:s text:c="2"/>трудовым <text:s text:c="3"/>законодательством,</text:p>
      <text:p text:style-name="Preformatted_20_Text">действовавшим на день возникновения соответствующих правоотношений.</text:p>
      <text:p text:style-name="Preformatted_20_Text"><text:s text:c="5"/>13. Периоды работы по договору гражданско-правового характера,</text:p>
      <text:p text:style-name="Preformatted_20_Text">предметом которого является выполнение работ <text:s/>или <text:s/>оказание <text:s/>услуг,</text:p>
      <text:p text:style-name="Preformatted_20_Text">подтверждаются указанным договором, оформленным <text:s/>в <text:s/>соответствии <text:s/>с</text:p>
      <text:p text:style-name="Preformatted_20_Text">гражданским законодательством, действовавшим на день <text:s/>возникновения</text:p>
      <text:p text:style-name="Preformatted_20_Text">соответствующих правоотношений, и документом работодателя об уплате</text:p>
      <text:p text:style-name="Preformatted_20_Text">обязательных платежей.</text:p>
      <text:p text:style-name="Preformatted_20_Text"><text:s text:c="5"/>При <text:s/>этом <text:s/>продолжительность <text:s/>периода <text:s/>работы, <text:s/>включаемого <text:s/>в</text:p>
      <text:p text:style-name="Preformatted_20_Text">страховой <text:s/>стаж, <text:s/>определяется <text:s/>согласно <text:s/>сроку <text:s/>действия <text:s/>договора</text:p>
      <text:p text:style-name="Preformatted_20_Text">гражданско-правового <text:s/>характера, <text:s/>соответствующему <text:s/>периоду <text:s/>уплаты</text:p>
      <text:p text:style-name="Preformatted_20_Text">обязательных платежей. В случае <text:s/>если <text:s/>срок <text:s/>действия <text:s/>договора <text:s/>не</text:p>
      <text:p text:style-name="Preformatted_20_Text">установлен, <text:s/>продолжительность <text:s/>указанного <text:s text:c="2"/>периода <text:s text:c="2"/>определяется</text:p>
      <text:p text:style-name="Preformatted_20_Text">исходя из периода уплаты обязательных платежей.</text:p>
      <text:p text:style-name="Preformatted_20_Text"><text:s text:c="5"/>14. Периоды <text:s/>работы <text:s/>по <text:s/>авторским <text:s/>и <text:s/>лицензионным <text:s/>договорам</text:p>
      <text:p text:style-name="Preformatted_20_Text">подтверждаются указанными договорами, оформленными в соответствии с</text:p>
      <text:p text:style-name="Preformatted_20_Text">гражданским законодательством, действовавшим на день <text:s/>возникновения</text:p>
      <text:p text:style-name="Preformatted_20_Text">соответствующих <text:s/>правоотношений, <text:s/>и <text:s text:c="2"/>документом <text:s text:c="2"/>территориального</text:p>
      <text:p text:style-name="Preformatted_20_Text">органа Пенсионного фонда Российской Федерации или <text:s/>территориального</text:p>
      <text:p text:style-name="Preformatted_20_Text">налогового органа об уплате обязательных платежей.</text:p>
      <text:p text:style-name="Preformatted_20_Text"><text:s text:c="5"/>15. Периоды работы у отдельных граждан по договорам <text:s/>(домашние</text:p>
      <text:p text:style-name="Preformatted_20_Text"><text:soft-page-break/>работницы, <text:s/>няни, <text:s/>секретари, <text:s/>машинистки <text:s/>и <text:s/>др.) <text:s/>за <text:s text:c="2"/>время <text:s text:c="2"/>до</text:p>
      <text:p text:style-name="Preformatted_20_Text">заключения трудовых договоров <text:s/>или <text:s/>договоров <text:s/>гражданско-правового</text:p>
      <text:p text:style-name="Preformatted_20_Text">характера, предметом которых является выполнение работ или оказание</text:p>
      <text:p text:style-name="Preformatted_20_Text">услуг, подтверждаются договором <text:s/>между <text:s/>нанимателем <text:s/>и <text:s/>работником,</text:p>
      <text:p text:style-name="Preformatted_20_Text">зарегистрированным <text:s text:c="2"/>в <text:s text:c="2"/>профсоюзных <text:s text:c="3"/>органах, <text:s text:c="3"/>и <text:s text:c="3"/>документом</text:p>
      <text:p text:style-name="Preformatted_20_Text">территориального органа Пенсионного фонда Российской Федерации <text:s/>или</text:p>
      <text:p text:style-name="Preformatted_20_Text">территориального налогового органа об уплате обязательных платежей.</text:p>
      <text:p text:style-name="Preformatted_20_Text"><text:s text:c="5"/>16. Периоды <text:s text:c="2"/>работы <text:s text:c="2"/>членов <text:s text:c="2"/>крестьянского <text:s text:c="3"/>(фермерского)</text:p>
      <text:p text:style-name="Preformatted_20_Text">хозяйства <text:s/>и <text:s/>граждан, <text:s/>работающих <text:s/>в <text:s text:c="2"/>крестьянском <text:s text:c="2"/>(фермерском)</text:p>
      <text:p text:style-name="Preformatted_20_Text">хозяйстве по договорам об использовании <text:s/>их <text:s/>труда, <text:s/>подтверждаются</text:p>
      <text:p text:style-name="Preformatted_20_Text">трудовой книжкой и документом территориального <text:s/>органа <text:s/>Пенсионного</text:p>
      <text:p text:style-name="Preformatted_20_Text">фонда Российской Федерации или территориального <text:s/>налогового <text:s/>органа</text:p>
      <text:p text:style-name="Preformatted_20_Text">об уплате обязательных платежей.</text:p>
      <text:p text:style-name="Preformatted_20_Text"><text:s text:c="5"/>Записи, <text:s/>внесенные <text:s/>в <text:s/>трудовые <text:s/>книжки <text:s/>членов <text:s/>крестьянского</text:p>
      <text:p text:style-name="Preformatted_20_Text">(фермерского) <text:s/>хозяйства <text:s/>и <text:s/>граждан, <text:s/>работающих <text:s/>в <text:s text:c="2"/>крестьянском</text:p>
      <text:p text:style-name="Preformatted_20_Text">(фермерском) хозяйстве по <text:s/>договорам <text:s/>об <text:s/>использовании <text:s/>их <text:s/>труда,</text:p>
      <text:p text:style-name="Preformatted_20_Text">удостоверяются органом местного самоуправления.</text:p>
      <text:p text:style-name="Preformatted_20_Text"><text:s text:c="5"/>17. Периоды <text:s/>работы <text:s/>в <text:s/>качестве <text:s text:c="2"/>пастуха <text:s text:c="2"/>по <text:s text:c="2"/>договору <text:s text:c="2"/>с</text:p>
      <text:p text:style-name="Preformatted_20_Text">коллективом граждан - <text:s/>владельцев <text:s/>скота <text:s/>за <text:s/>время <text:s/>до <text:s/>заключения</text:p>
      <text:p text:style-name="Preformatted_20_Text">трудовых договоров или <text:s/>договоров <text:s/>гражданско-правового <text:s/>характера,</text:p>
      <text:p text:style-name="Preformatted_20_Text">предметом которых является выполнение <text:s/>работ <text:s/>или <text:s/>оказание <text:s/>услуг,</text:p>
      <text:p text:style-name="Preformatted_20_Text">подтверждаются договором между <text:s/>пастухом <text:s/>и <text:s/>коллективом <text:s/>граждан -</text:p>
      <text:p text:style-name="Preformatted_20_Text">владельцев <text:s/>скота <text:s/>(с <text:s/>отметкой <text:s/>о <text:s/>его <text:s/>исполнении) <text:s/>и <text:s/>документом</text:p>
      <text:p text:style-name="Preformatted_20_Text">территориального органа Пенсионного фонда Российской Федерации <text:s/>или</text:p>
      <text:p text:style-name="Preformatted_20_Text">территориального налогового органа об уплате обязательных платежей.</text:p>
      <text:p text:style-name="Preformatted_20_Text"/>
      <text:p text:style-name="Preformatted_20_Text"><text:s text:c="5"/>III. Документы, подтверждающие периоды иной деятельности</text:p>
      <text:p text:style-name="Preformatted_20_Text"><text:s text:c="4"/>до регистрации гражданина в качестве застрахованного лица,</text:p>
      <text:p text:style-name="Preformatted_20_Text"><text:s text:c="20"/>включаемые в страховой стаж</text:p>
      <text:p text:style-name="Preformatted_20_Text"/>
      <text:p text:style-name="Preformatted_20_Text"><text:s text:c="5"/>18. Периоды <text:s/>иной <text:s/>деятельности <text:s/>подтверждаются <text:s/>на <text:s/>основании</text:p>
      <text:p text:style-name="Preformatted_20_Text">сведений индивидуального <text:s/>(персонифицированного) <text:s/>учета. <text:s/>В <text:s/>случае</text:p>
      <text:p text:style-name="Preformatted_20_Text">если <text:s/>в <text:s/>сведениях <text:s/>индивидуального <text:s/>(персонифицированного) <text:s text:c="2"/>учета</text:p>
      <text:p text:style-name="Preformatted_20_Text">содержатся неполные сведения <text:s/>о <text:s/>периодах <text:s/>иной <text:s/>деятельности <text:s/>либо</text:p>
      <text:p text:style-name="Preformatted_20_Text">отсутствуют <text:s/>сведения <text:s/>об <text:s/>отдельных <text:s/>периодах <text:s/>иной <text:s/>деятельности,</text:p>
      <text:p text:style-name="Preformatted_20_Text">периоды иной деятельности подтверждаются документами, указанными <text:s/>в</text:p>
      <text:p text:style-name="Preformatted_20_Text">пунктах 19-25 настоящих Правил.</text:p>
      <text:p text:style-name="Preformatted_20_Text"><text:s text:c="5"/>19. Периоды индивидуальной трудовой деятельности лиц, <text:s/>имевших</text:p>
      <text:p text:style-name="Preformatted_20_Text">регистрационные удостоверения <text:s/>или <text:s/>патенты, <text:s/>выданные <text:s/>исполкомами</text:p>
      <text:p text:style-name="Preformatted_20_Text">местных Советов народных депутатов, периоды <text:s/>трудовой <text:s/>деятельности</text:p>
      <text:p text:style-name="Preformatted_20_Text">на <text:s/>условиях <text:s/>индивидуальной <text:s/>или групповой <text:s/>аренды <text:s/>за <text:s/>период <text:s/>до</text:p>
      <text:p text:style-name="Preformatted_20_Text">1 января 1991 г. подтверждаются <text:s/>документом <text:s/>финансовых органов или</text:p>
      <text:p text:style-name="Preformatted_20_Text">справками архивных учреждений об уплате обязательных платежей.</text:p>
      <text:p text:style-name="Preformatted_20_Text"><text:s text:c="5"/>Указанные периоды деятельности <text:s/>(за <text:s/>исключением <text:s/>деятельности</text:p>
      <text:p text:style-name="Preformatted_20_Text">индивидуальных <text:s/>предпринимателей, <text:s/>перешедших <text:s/>на <text:s/>уплату <text:s text:c="2"/>единого</text:p>
      <text:p text:style-name="Preformatted_20_Text">налога <text:s/>на <text:s/>вмененный <text:s/>доход <text:s/>и <text:s/>применявших <text:s text:c="2"/>упрощенную <text:s text:c="2"/>систему</text:p>
      <text:p text:style-name="Preformatted_20_Text">налогообложения) <text:s/>начиная <text:s/>с <text:s/>1 <text:s text:c="2"/>января <text:s text:c="2"/>1991 г. <text:s text:c="2"/>подтверждаются</text:p>
      <text:p text:style-name="Preformatted_20_Text">документом территориального <text:s/>органа <text:s/>Пенсионного <text:s/>фонда <text:s/>Российской</text:p>
      <text:p text:style-name="Preformatted_20_Text">Федерации <text:s/>или <text:s/>территориального <text:s/>налогового <text:s text:c="2"/>органа <text:s text:c="2"/>об <text:s text:c="2"/>уплате</text:p>
      <text:p text:style-name="Preformatted_20_Text">обязательных платежей.</text:p>
      <text:p text:style-name="Preformatted_20_Text"><text:s text:c="5"/>20. Периоды осуществления предпринимательской деятельности, <text:s/>в</text:p>
      <text:p text:style-name="Preformatted_20_Text">течение которой индивидуальным предпринимателем уплачивался <text:s/>единый</text:p>
      <text:p text:style-name="Preformatted_20_Text">налог на <text:s/>вмененный <text:s/>доход <text:s/>для <text:s/>определенных <text:s/>видов <text:s/>деятельности,</text:p>
      <text:p text:style-name="Preformatted_20_Text">подтверждаются свидетельством об уплате единого налога на вмененный</text:p>
      <text:p text:style-name="Preformatted_20_Text">доход для определенных <text:s/>видов <text:s/>деятельности <text:s/>и <text:s/>иными <text:s/>документами,</text:p>
      <text:p text:style-name="Preformatted_20_Text">выданными <text:s/>территориальными <text:s/>налоговыми <text:s/>органами <text:s/>в <text:s/>установленном</text:p>
      <text:p text:style-name="Preformatted_20_Text">порядке.</text:p>
      <text:p text:style-name="Preformatted_20_Text"><text:s text:c="5"/>Периоды <text:s/>осуществления <text:s/>предпринимательской <text:s/>деятельности, <text:s text:c="2"/>в</text:p>
      <text:p text:style-name="Preformatted_20_Text">течение <text:s/>которых <text:s text:c="2"/>индивидуальным <text:s text:c="2"/>предпринимателем, <text:s text:c="2"/>применяющим</text:p>
      <text:p text:style-name="Preformatted_20_Text">упрощенную <text:s/>систему <text:s/>налогообложения, <text:s text:c="2"/>в <text:s text:c="2"/>установленном <text:s text:c="2"/>порядке</text:p>
      <text:p text:style-name="Preformatted_20_Text">уплачивалась <text:s/>стоимость <text:s/>патента, <text:s text:c="2"/>подтверждаются <text:s/>за <text:s/>периоды <text:s/>до</text:p>
      <text:p text:style-name="Preformatted_20_Text">1 января 2001 г. <text:s/>документом <text:s/>территориальных <text:s/>органов <text:s/>Пенсионного</text:p>
      <text:p text:style-name="Preformatted_20_Text">фонда <text:s/>Российской Федерации <text:s/>в <text:s/>порядке, определяемом Министерством</text:p>
      <text:p text:style-name="Preformatted_20_Text">труда <text:s/>и <text:s/>социальной <text:s/>защиты Российской Федерации, а за <text:s/>периоды <text:s/>с</text:p>
      <text:p text:style-name="Preformatted_20_Text"><text:soft-page-break/>1 <text:s/>января 2001 г. - документом территориальных налоговых органов по</text:p>
      <text:p text:style-name="Preformatted_20_Text">форме согласно приложению N 1.</text:p>
      <text:p text:style-name="Preformatted_20_Text"><text:s text:c="5"/>21. Периоды <text:s/>деятельности <text:s text:c="2"/>в <text:s text:c="2"/>качестве <text:s text:c="2"/>глав <text:s text:c="2"/>крестьянских</text:p>
      <text:p text:style-name="Preformatted_20_Text">(фермерских) хозяйств <text:s/>подтверждаются <text:s/>документом <text:s/>территориального</text:p>
      <text:p text:style-name="Preformatted_20_Text">органа Пенсионного фонда Российской Федерации или <text:s/>территориального</text:p>
      <text:p text:style-name="Preformatted_20_Text">налогового органа об уплате обязательных платежей.</text:p>
      <text:p text:style-name="Preformatted_20_Text"><text:s text:c="5"/>22. Периоды деятельности в качестве членов <text:s/>родовых, <text:s/>семейных</text:p>
      <text:p text:style-name="Preformatted_20_Text">общин коренных малочисленных <text:s/>народов <text:s/>Севера, <text:s/>Сибири <text:s/>и <text:s/>Дальнего</text:p>
      <text:p text:style-name="Preformatted_20_Text">Востока Российской Федерации, занимающихся традиционными <text:s/>отраслями</text:p>
      <text:p text:style-name="Preformatted_20_Text">хозяйствования, подтверждаются документом соответствующей общины <text:s/>о</text:p>
      <text:p text:style-name="Preformatted_20_Text">периоде этой <text:s/>деятельности <text:s/>и <text:s/>документом <text:s/>территориального <text:s/>органа</text:p>
      <text:p text:style-name="Preformatted_20_Text">Пенсионного <text:s/>фонда <text:s/>Российской <text:s text:c="2"/>Федерации <text:s text:c="2"/>или <text:s text:c="2"/>территориального</text:p>
      <text:p text:style-name="Preformatted_20_Text">налогового органа об уплате обязательных платежей.</text:p>
      <text:p text:style-name="Preformatted_20_Text"><text:s text:c="5"/>23. Периоды творческой <text:s/>деятельности <text:s/>подтверждаются <text:s/>справкой</text:p>
      <text:p text:style-name="Preformatted_20_Text">организации, выплатившей вознаграждение за созданное <text:s/>произведение,</text:p>
      <text:p text:style-name="Preformatted_20_Text">об уплате с суммы этого вознаграждения обязательных платежей.</text:p>
      <text:p text:style-name="Preformatted_20_Text"><text:s text:c="5"/>24. Периоды <text:s/>деятельности <text:s/>в <text:s/>качестве <text:s text:c="2"/>частных <text:s text:c="2"/>детективов,</text:p>
      <text:p text:style-name="Preformatted_20_Text">нотариусов, занимающихся частной практикой, адвокатов и других лиц,</text:p>
      <text:p text:style-name="Preformatted_20_Text">самостоятельно <text:s text:c="2"/>обеспечивающих <text:s text:c="2"/>себя <text:s text:c="2"/>работой, <text:s text:c="3"/>подтверждаются</text:p>
      <text:p text:style-name="Preformatted_20_Text">документом территориального <text:s/>органа <text:s/>Пенсионного <text:s/>фонда <text:s/>Российской</text:p>
      <text:p text:style-name="Preformatted_20_Text">Федерации <text:s/>или <text:s/>территориального <text:s/>налогового <text:s text:c="2"/>органа <text:s text:c="2"/>об <text:s text:c="2"/>уплате</text:p>
      <text:p text:style-name="Preformatted_20_Text">обязательных платежей.</text:p>
      <text:p text:style-name="Preformatted_20_Text"><text:s text:c="5"/>25. Периоды иной <text:s/>деятельности, не указанной <text:s/>в <text:s/>пунктах 19-24</text:p>
      <text:p text:style-name="Preformatted_20_Text">настоящих <text:s/>Правил, <text:s/>которая <text:s/>выполнялась <text:s/>гражданами, <text:s/>в <text:s/>отношении</text:p>
      <text:p text:style-name="Preformatted_20_Text">которых в соответствии <text:s/>с <text:s/>законодательством <text:s/>Российской <text:s/>Федерации</text:p>
      <text:p text:style-name="Preformatted_20_Text">возникают в связи с уплатой обязательных платежей обязательства <text:s/>по</text:p>
      <text:p text:style-name="Preformatted_20_Text">обязательному пенсионному <text:s/>страхованию, <text:s/>подтверждаются <text:s/>документом</text:p>
      <text:p text:style-name="Preformatted_20_Text">территориального органа Пенсионного фонда Российской <text:s/>Федерации <text:s/>об</text:p>
      <text:p text:style-name="Preformatted_20_Text">уплате обязательных платежей.</text:p>
      <text:p text:style-name="Preformatted_20_Text"/>
      <text:p text:style-name="Preformatted_20_Text"><text:s text:c="12"/>IV. Документы, подтверждающие иные периоды</text:p>
      <text:p text:style-name="Preformatted_20_Text"><text:s text:c="4"/>до регистрации гражданина в качестве застрахованного лица,</text:p>
      <text:p text:style-name="Preformatted_20_Text"><text:s text:c="18"/>засчитываемые в страховой стаж</text:p>
      <text:p text:style-name="Preformatted_20_Text"/>
      <text:p text:style-name="Preformatted_20_Text"><text:s text:c="5"/>26. Иные <text:s/>периоды <text:s text:c="2"/>подтверждаются <text:s text:c="2"/>на <text:s text:c="2"/>основании <text:s text:c="2"/>сведений</text:p>
      <text:p text:style-name="Preformatted_20_Text">индивидуального (персонифицированного) учета.</text:p>
      <text:p text:style-name="Preformatted_20_Text"><text:s text:c="5"/>В <text:s text:c="4"/>случае <text:s text:c="4"/>если <text:s text:c="4"/>в <text:s text:c="4"/>сведениях <text:s text:c="5"/>индивидуального</text:p>
      <text:p text:style-name="Preformatted_20_Text">(персонифицированного) учета содержатся неполные сведения <text:s/>об <text:s/>иных</text:p>
      <text:p text:style-name="Preformatted_20_Text">периодах либо отсутствуют сведения об отдельных иных периодах, иные</text:p>
      <text:p text:style-name="Preformatted_20_Text">периоды <text:s/>подтверждаются <text:s/>документами, <text:s/>указанными <text:s/>в <text:s/>пунктах 27-36</text:p>
      <text:p text:style-name="Preformatted_20_Text">настоящих Правил.</text:p>
      <text:p text:style-name="Preformatted_20_Text"><text:s text:c="5"/>27. Период <text:s/>прохождения <text:s/>военной <text:s/>службы, <text:s text:c="2"/>а <text:s text:c="2"/>также <text:s text:c="2"/>другой</text:p>
      <text:p text:style-name="Preformatted_20_Text">приравненной <text:s/>к <text:s/>ней <text:s/>службы, <text:s/>предусмотренной <text:s/>Законом <text:s/>Российской</text:p>
      <text:p text:style-name="Preformatted_20_Text">Федерации <text:s/><text:a xlink:type="simple" xlink:href="http://pravo.gov.ru/proxy/ips/?docbody=&amp;prevDoc=102359424&amp;backlink=1&amp;&amp;nd=102021567" office:target-frame-name="contents" xlink:show="replace" text:style-name="Internet_20_link" text:visited-style-name="Visited_20_Internet_20_Link">"О пенсионном <text:s/>обеспечении <text:s/>лиц, <text:s text:c="2"/>проходивших <text:s text:c="2"/>военную</text:a></text:p>
      <text:p text:style-name="Preformatted_20_Text"><text:a xlink:type="simple" xlink:href="http://pravo.gov.ru/proxy/ips/?docbody=&amp;prevDoc=102359424&amp;backlink=1&amp;&amp;nd=102021567" office:target-frame-name="contents" xlink:show="replace" text:style-name="Internet_20_link" text:visited-style-name="Visited_20_Internet_20_Link">службу, <text:s/>службу <text:s text:c="2"/>в <text:s text:c="2"/>органах <text:s text:c="2"/>внутренних <text:s text:c="2"/>дел, <text:s text:c="2"/>Государственной</text:a></text:p>
      <text:p text:style-name="Preformatted_20_Text"><text:a xlink:type="simple" xlink:href="http://pravo.gov.ru/proxy/ips/?docbody=&amp;prevDoc=102359424&amp;backlink=1&amp;&amp;nd=102021567" office:target-frame-name="contents" xlink:show="replace" text:style-name="Internet_20_link" text:visited-style-name="Visited_20_Internet_20_Link">противопожарной <text:s text:c="2"/>службе, <text:s text:c="2"/>органах <text:s text:c="2"/>по <text:s text:c="2"/>контролю <text:s text:c="2"/>за <text:s text:c="2"/>оборотом</text:a></text:p>
      <text:p text:style-name="Preformatted_20_Text"><text:a xlink:type="simple" xlink:href="http://pravo.gov.ru/proxy/ips/?docbody=&amp;prevDoc=102359424&amp;backlink=1&amp;&amp;nd=102021567" office:target-frame-name="contents" xlink:show="replace" text:style-name="Internet_20_link" text:visited-style-name="Visited_20_Internet_20_Link">наркотических средств и психотропных веществ, учреждениях и органах</text:a></text:p>
      <text:p text:style-name="Preformatted_20_Text"><text:a xlink:type="simple" xlink:href="http://pravo.gov.ru/proxy/ips/?docbody=&amp;prevDoc=102359424&amp;backlink=1&amp;&amp;nd=102021567" office:target-frame-name="contents" xlink:show="replace" text:style-name="Internet_20_link" text:visited-style-name="Visited_20_Internet_20_Link">уголовно-исполнительной <text:s/>системы, <text:s/>и <text:s/>их <text:s text:c="2"/>семей"</text:a>, <text:s text:c="2"/>подтверждается</text:p>
      <text:p text:style-name="Preformatted_20_Text">военными <text:s/>билетами, <text:s/>справками <text:s/>военных <text:s text:c="2"/>комиссариатов, <text:s text:c="2"/>воинских</text:p>
      <text:p text:style-name="Preformatted_20_Text">подразделений, архивных учреждений, <text:s/>записями <text:s/>в <text:s/>трудовой <text:s/>книжке,</text:p>
      <text:p text:style-name="Preformatted_20_Text">внесенными <text:s/>на <text:s/>основании <text:s/>документов, <text:s text:c="2"/>и <text:s text:c="2"/>другими <text:s text:c="2"/>документами,</text:p>
      <text:p text:style-name="Preformatted_20_Text">содержащими сведения о периоде прохождения службы.</text:p>
      <text:p text:style-name="Preformatted_20_Text"><text:s text:c="5"/>28. Период <text:s/>получения <text:s/>пособия <text:s/>по <text:s/>обязательному <text:s/>социальному</text:p>
      <text:p text:style-name="Preformatted_20_Text">страхованию в период <text:s/>временной <text:s/>нетрудоспособности <text:s/>подтверждается</text:p>
      <text:p text:style-name="Preformatted_20_Text">документом <text:s/>работодателя <text:s text:c="2"/>либо <text:s text:c="2"/>территориального <text:s text:c="2"/>органа <text:s text:c="2"/>Фонда</text:p>
      <text:p text:style-name="Preformatted_20_Text">социального страхования <text:s/>Российской <text:s/>Федерации <text:s/>о <text:s/>периоде <text:s/>выплаты</text:p>
      <text:p text:style-name="Preformatted_20_Text">указанного пособия.</text:p>
      <text:p text:style-name="Preformatted_20_Text"><text:s text:c="5"/>29. Период ухода одного из родителей <text:s/>за <text:s/>каждым <text:s/>ребенком <text:s/>до</text:p>
      <text:p text:style-name="Preformatted_20_Text">достижения им возраста <text:s/>полутора <text:s/>лет <text:s/>подтверждается <text:s/>документами,</text:p>
      <text:p text:style-name="Preformatted_20_Text">удостоверяющими рождение ребенка и достижение им возраста <text:s/>полутора</text:p>
      <text:p text:style-name="Preformatted_20_Text">лет (свидетельство о <text:s/>рождении, <text:s/>паспорт, <text:s/>свидетельство <text:s/>о <text:s/>браке,</text:p>
      <text:p text:style-name="Preformatted_20_Text">свидетельство о <text:s/>смерти, <text:s/>справки <text:s/>жилищных <text:s/>органов <text:s/>о <text:s/>совместном</text:p>
      <text:p text:style-name="Preformatted_20_Text">проживании до достижения ребенком возраста полутора лет, <text:s/>документы</text:p>
      <text:p text:style-name="Preformatted_20_Text">работодателя о предоставлении <text:s/>отпуска <text:s/>по <text:s/>уходу <text:s/>за <text:s/>ребенком <text:s/>до</text:p>
      <text:p text:style-name="Preformatted_20_Text"><text:soft-page-break/>достижения <text:s/>им <text:s/>возраста <text:s text:c="2"/>полутора <text:s text:c="2"/>лет <text:s text:c="2"/>и <text:s text:c="2"/>другие <text:s text:c="2"/>документы,</text:p>
      <text:p text:style-name="Preformatted_20_Text">подтверждающие необходимые сведения).</text:p>
      <text:p text:style-name="Preformatted_20_Text"><text:s text:c="5"/>Кроме того, обращающийся <text:s/>за <text:s/>установлением <text:s/>страховой <text:s/>пенсии</text:p>
      <text:p text:style-name="Preformatted_20_Text">гражданин (один из родителей) должен <text:s/>сообщить <text:s/>сведения <text:s/>о <text:s/>втором</text:p>
      <text:p text:style-name="Preformatted_20_Text">родителе, необходимые для решения вопроса о зачете в страховой стаж</text:p>
      <text:p text:style-name="Preformatted_20_Text">периода ухода за ребенком.</text:p>
      <text:p text:style-name="Preformatted_20_Text"><text:s text:c="5"/>Период ухода за ребенком засчитывается <text:s/>родителю <text:s/>в <text:s/>страховой</text:p>
      <text:p text:style-name="Preformatted_20_Text">стаж в случае, если соответствующий период ухода за данным ребенком</text:p>
      <text:p text:style-name="Preformatted_20_Text">не засчитан в страховой стаж другому родителю при установлении <text:s/>ему</text:p>
      <text:p text:style-name="Preformatted_20_Text">страховой пенсии.</text:p>
      <text:p text:style-name="Preformatted_20_Text"><text:s text:c="5"/>30. Период получения пособия по безработице, период участия <text:s/>в</text:p>
      <text:p text:style-name="Preformatted_20_Text">оплачиваемых общественных работах и период переезда или переселения</text:p>
      <text:p text:style-name="Preformatted_20_Text">по направлению государственной службы занятости в другую <text:s/>местность</text:p>
      <text:p text:style-name="Preformatted_20_Text">для <text:s/>трудоустройства <text:s text:c="2"/>подтверждается <text:s text:c="2"/>справкой <text:s text:c="2"/>государственного</text:p>
      <text:p text:style-name="Preformatted_20_Text">учреждения <text:s text:c="2"/>службы <text:s text:c="2"/>занятости <text:s text:c="2"/>населения <text:s text:c="2"/>по <text:s text:c="2"/>форме <text:s text:c="2"/>согласно</text:p>
      <text:p text:style-name="Preformatted_20_Text">приложению N 2.</text:p>
      <text:p text:style-name="Preformatted_20_Text"><text:s text:c="5"/>31. Период <text:s text:c="2"/>содержания <text:s text:c="2"/>под <text:s text:c="2"/>стражей <text:s text:c="2"/>лиц, <text:s text:c="2"/>необоснованно</text:p>
      <text:p text:style-name="Preformatted_20_Text">привлеченных <text:s/>к <text:s/>уголовной <text:s/>ответственности, <text:s/>и <text:s/>период <text:s text:c="2"/>отбывания</text:p>
      <text:p text:style-name="Preformatted_20_Text">наказания <text:s/>этими <text:s/>лицами <text:s/>в <text:s/>местах <text:s/>лишения <text:s/>свободы <text:s/>и <text:s/>в <text:s/>ссылке</text:p>
      <text:p text:style-name="Preformatted_20_Text">подтверждаются документами учреждения, <text:s/>исполняющего <text:s/>наказания, <text:s/>о</text:p>
      <text:p text:style-name="Preformatted_20_Text">периоде отбывания наказания в местах <text:s/>лишения <text:s/>свободы, <text:s/>в <text:s/>ссылке,</text:p>
      <text:p text:style-name="Preformatted_20_Text">содержания под стражей и документом о необоснованном привлечении <text:s/>к</text:p>
      <text:p text:style-name="Preformatted_20_Text">уголовной ответственности, выданными в установленном порядке.</text:p>
      <text:p text:style-name="Preformatted_20_Text"><text:s text:c="5"/>32. Период <text:s text:c="2"/>содержания <text:s text:c="2"/>под <text:s text:c="2"/>стражей <text:s text:c="2"/>лиц, <text:s text:c="2"/>необоснованно</text:p>
      <text:p text:style-name="Preformatted_20_Text">репрессированных <text:s/>и <text:s/>впоследствии <text:s text:c="2"/>реабилитированных, <text:s text:c="2"/>и <text:s text:c="2"/>период</text:p>
      <text:p text:style-name="Preformatted_20_Text">отбывания наказания этими лицами <text:s/>в <text:s/>местах <text:s/>лишения <text:s/>свободы <text:s/>и <text:s/>в</text:p>
      <text:p text:style-name="Preformatted_20_Text">ссылке <text:s text:c="2"/>подтверждаются <text:s text:c="2"/>документами <text:s text:c="2"/>учреждения, <text:s text:c="3"/>исполняющего</text:p>
      <text:p text:style-name="Preformatted_20_Text">наказания, о периоде отбывания наказания в местах лишения <text:s/>свободы,</text:p>
      <text:p text:style-name="Preformatted_20_Text">в ссылке, содержания под стражей и засчитывается в <text:s/>страховой <text:s/>стаж</text:p>
      <text:p text:style-name="Preformatted_20_Text">при наличии документа о <text:s/>реабилитации, <text:s/>выданного <text:s/>в <text:s/>установленном</text:p>
      <text:p text:style-name="Preformatted_20_Text">порядке.</text:p>
      <text:p text:style-name="Preformatted_20_Text"><text:s text:c="5"/>33. Период пребывания лиц из числа репрессированных народов <text:s/>в</text:p>
      <text:p text:style-name="Preformatted_20_Text">спецпоселениях (местах ссылки) <text:s/>подтверждается <text:s/>документами <text:s/>органа</text:p>
      <text:p text:style-name="Preformatted_20_Text">внутренних <text:s/>дел <text:s/>Российской <text:s/>Федерации <text:s/>о <text:s/>периоде <text:s text:c="2"/>пребывания <text:s text:c="2"/>в</text:p>
      <text:p text:style-name="Preformatted_20_Text">спецпоселениях (местах ссылки) либо о сроке пребывания под надзором</text:p>
      <text:p text:style-name="Preformatted_20_Text">с ограничением прав и свобод и засчитывается в страховой <text:s/>стаж <text:s/>при</text:p>
      <text:p text:style-name="Preformatted_20_Text">наличии <text:s/>документа <text:s/>о <text:s/>реабилитации, <text:s/>выданного <text:s text:c="2"/>в <text:s text:c="2"/>установленном</text:p>
      <text:p text:style-name="Preformatted_20_Text">порядке.</text:p>
      <text:p text:style-name="Preformatted_20_Text"><text:s text:c="5"/>34. Период <text:s/>ухода, <text:s/>осуществляемого <text:s/>трудоспособным <text:s/>лицом <text:s/>за</text:p>
      <text:p text:style-name="Preformatted_20_Text">инвалидом I группы, ребенком-инвалидом в возрасте до 18 лет или <text:s/>за</text:p>
      <text:p text:style-name="Preformatted_20_Text">лицом, достигшим возраста 80 лет, устанавливается решением <text:s/>органа,</text:p>
      <text:p text:style-name="Preformatted_20_Text">осуществляющего пенсионное обеспечение по месту жительства лица, за</text:p>
      <text:p text:style-name="Preformatted_20_Text">которым осуществляется уход, <text:s/>принимаемым <text:s/>на <text:s/>основании <text:s/>заявления</text:p>
      <text:p text:style-name="Preformatted_20_Text">трудоспособного <text:s/>лица, <text:s/>осуществляющего <text:s/>уход, <text:s/>по <text:s/>форме <text:s/>согласно</text:p>
      <text:p text:style-name="Preformatted_20_Text">приложению <text:s text:c="2"/>N 3 <text:s text:c="3"/>и <text:s text:c="3"/>документов, <text:s text:c="3"/>удостоверяющих <text:s text:c="3"/>факт <text:s text:c="3"/>и</text:p>
      <text:p text:style-name="Preformatted_20_Text">продолжительность <text:s/>нахождения <text:s text:c="2"/>на <text:s text:c="2"/>инвалидности <text:s text:c="2"/>(для <text:s/>инвалидов</text:p>
      <text:p text:style-name="Preformatted_20_Text">I группы и детей-инвалидов), <text:s/>а <text:s/>также <text:s/>возраст <text:s/>(для престарелых и</text:p>
      <text:p text:style-name="Preformatted_20_Text">детей-инвалидов) лица, за которым осуществляется уход.</text:p>
      <text:p text:style-name="Preformatted_20_Text"><text:s text:c="5"/>При <text:s text:c="3"/>раздельном <text:s text:c="4"/>проживании <text:s text:c="4"/>трудоспособного <text:s text:c="4"/>лица,</text:p>
      <text:p text:style-name="Preformatted_20_Text">осуществляющего уход, <text:s/>и <text:s/>лица, <text:s/>за <text:s/>которым <text:s/>осуществляется <text:s/>уход,</text:p>
      <text:p text:style-name="Preformatted_20_Text">помимо указанных документов представляется письменное подтверждение</text:p>
      <text:p text:style-name="Preformatted_20_Text">лица, за <text:s/>которым <text:s/>осуществляется <text:s/>(осуществлялся) <text:s/>уход, <text:s/>или <text:s/>его</text:p>
      <text:p text:style-name="Preformatted_20_Text">законного представителя <text:s/>о <text:s/>том, <text:s/>что <text:s/>за <text:s/>ним <text:s/>в <text:s/>действительности</text:p>
      <text:p text:style-name="Preformatted_20_Text">осуществлялся <text:s/>уход, <text:s/>указываются <text:s/>фамилия, <text:s/>имя, <text:s/>отчество <text:s text:c="2"/>лица,</text:p>
      <text:p text:style-name="Preformatted_20_Text">осуществлявшего уход, и период ухода. При <text:s/>невозможности <text:s/>получения</text:p>
      <text:p text:style-name="Preformatted_20_Text">такого письменного подтверждения (ввиду смерти, состояния здоровья)</text:p>
      <text:p text:style-name="Preformatted_20_Text">соответствующее письменное подтверждение <text:s/>может <text:s/>быть <text:s/>представлено</text:p>
      <text:p text:style-name="Preformatted_20_Text">членами семьи лица, за которым осуществляется (осуществлялся) уход.</text:p>
      <text:p text:style-name="Preformatted_20_Text">Фактические <text:s text:c="2"/>обстоятельства <text:s text:c="2"/>осуществления <text:s text:c="2"/>ухода <text:s text:c="2"/>могут <text:s text:c="2"/>быть</text:p>
      <text:p text:style-name="Preformatted_20_Text">подтверждены <text:s text:c="3"/>актом <text:s text:c="3"/>обследования, <text:s text:c="4"/>проводимого <text:s text:c="4"/>органом,</text:p>
      <text:p text:style-name="Preformatted_20_Text">осуществляющим пенсионное обеспечение.</text:p>
      <text:p text:style-name="Preformatted_20_Text"><text:s text:c="5"/>Факт <text:s/>и <text:s/>период <text:s/>нахождения <text:s/>на <text:s/>инвалидности <text:s text:c="2"/>подтверждаются</text:p>
      <text:p text:style-name="Preformatted_20_Text">выпиской <text:s/>из <text:s/>акта <text:s/>освидетельствования <text:s text:c="2"/>гражданина, <text:s text:c="2"/>признанного</text:p>
      <text:p text:style-name="Preformatted_20_Text">инвалидом, выдаваемой федеральными <text:s/>учреждениями <text:s/>медико-социальной</text:p>
      <text:p text:style-name="Preformatted_20_Text"><text:soft-page-break/>экспертизы.</text:p>
      <text:p text:style-name="Preformatted_20_Text"><text:s text:c="5"/>В качестве <text:s/>документов, <text:s/>подтверждающих <text:s/>возраст, <text:s/>могут <text:s/>быть</text:p>
      <text:p text:style-name="Preformatted_20_Text">представлены свидетельство о <text:s/>рождении, <text:s/>паспорт, <text:s/>а <text:s/>также <text:s/>другие</text:p>
      <text:p text:style-name="Preformatted_20_Text">документы.</text:p>
      <text:p text:style-name="Preformatted_20_Text"><text:s text:c="5"/>На <text:s/>основании <text:s/>заявления <text:s/>гражданина <text:s/>период <text:s/>его <text:s text:c="2"/>ухода <text:s text:c="2"/>за</text:p>
      <text:p text:style-name="Preformatted_20_Text">инвалидом I группы, ребенком-инвалидом в возрасте до 18 лет или <text:s/>за</text:p>
      <text:p text:style-name="Preformatted_20_Text">лицом, достигшим <text:s/>возраста <text:s/>80 <text:s/>лет, <text:s/>может <text:s/>устанавливаться <text:s/>и <text:s/>до</text:p>
      <text:p text:style-name="Preformatted_20_Text">наступления условий, дающих право на страховую пенсию.</text:p>
      <text:p text:style-name="Preformatted_20_Text"><text:s text:c="5"/>35. Период <text:s/>проживания <text:s/>супругов <text:s/>военнослужащих, <text:s text:c="2"/>проходящих</text:p>
      <text:p text:style-name="Preformatted_20_Text">(проходивших) <text:s text:c="2"/>военную <text:s text:c="2"/>службу <text:s text:c="2"/>по <text:s text:c="2"/>контракту <text:s text:c="2"/>(действительную</text:p>
      <text:p text:style-name="Preformatted_20_Text">(сверхсрочную) военную службу), вместе с <text:s/>супругами <text:s/>в <text:s/>местностях,</text:p>
      <text:p text:style-name="Preformatted_20_Text">где они не <text:s/>могли <text:s/>трудиться <text:s/>в <text:s/>связи <text:s/>с <text:s/>отсутствием <text:s/>возможности</text:p>
      <text:p text:style-name="Preformatted_20_Text">трудоустройства, имевший место до 1 января 2009 г., <text:s/>подтверждается</text:p>
      <text:p text:style-name="Preformatted_20_Text">справками <text:s/>воинских <text:s/>частей <text:s text:c="2"/>(учреждений, <text:s text:c="2"/>предприятий <text:s text:c="2"/>и <text:s text:c="2"/>иных</text:p>
      <text:p text:style-name="Preformatted_20_Text">организаций), <text:s text:c="3"/>военных <text:s text:c="3"/>комиссариатов <text:s text:c="3"/>по <text:s text:c="3"/>форме <text:s text:c="2"/>согласно</text:p>
      <text:p text:style-name="Preformatted_20_Text">приложению N 4.</text:p>
      <text:p text:style-name="Preformatted_20_Text"><text:s text:c="5"/>Указанный период, имевший место начиная <text:s/>с <text:s/>1 января <text:s/>2009 г.,</text:p>
      <text:p text:style-name="Preformatted_20_Text">подтверждается справками воинских частей (учреждений, предприятий и</text:p>
      <text:p text:style-name="Preformatted_20_Text">иных организаций), военных комиссариатов по форме, <text:s/>предусмотренной</text:p>
      <text:p text:style-name="Preformatted_20_Text">приложением N 4 к настоящим Правилам, и <text:s/>справкой <text:s/>государственного</text:p>
      <text:p text:style-name="Preformatted_20_Text">учреждения службы занятости <text:s/>населения <text:s/>по <text:s/>форме, <text:s/>предусмотренной</text:p>
      <text:p text:style-name="Preformatted_20_Text">приложением <text:s/>N 2 <text:s/>к <text:s text:c="2"/>настоящим <text:s text:c="2"/>Правилам, <text:s text:c="2"/>а <text:s text:c="2"/>в <text:s text:c="2"/>случае <text:s text:c="2"/>если</text:p>
      <text:p text:style-name="Preformatted_20_Text">военнослужащий проходил военную службу по контракту (действительную</text:p>
      <text:p text:style-name="Preformatted_20_Text">(сверхсрочную) военную службу) в воинском <text:s/>формировании <text:s/>Российской</text:p>
      <text:p text:style-name="Preformatted_20_Text">Федерации <text:s/>(СССР), <text:s/>дислоцированном <text:s/>на <text:s text:c="2"/>территории <text:s text:c="2"/>иностранного</text:p>
      <text:p text:style-name="Preformatted_20_Text">государства, <text:s/>независимо <text:s/>от <text:s/>времени <text:s/>ее <text:s text:c="2"/>прохождения, - <text:s text:c="2"/>только</text:p>
      <text:p text:style-name="Preformatted_20_Text">справками <text:s/>воинских <text:s/>частей <text:s text:c="2"/>(учреждений, <text:s text:c="2"/>предприятий <text:s text:c="2"/>и <text:s text:c="2"/>иных</text:p>
      <text:p text:style-name="Preformatted_20_Text">организаций), <text:s/>военных <text:s/>комиссариатов <text:s/>по <text:s/>форме, <text:s text:c="2"/>предусмотренной</text:p>
      <text:p text:style-name="Preformatted_20_Text">приложением N 4 к настоящим Правилам.</text:p>
      <text:p text:style-name="Preformatted_20_Text"><text:s text:c="5"/>Основанием <text:s text:c="2"/>выдачи <text:s text:c="2"/>справки <text:s text:c="2"/>по <text:s text:c="2"/>форме, <text:s text:c="3"/>предусмотренной</text:p>
      <text:p text:style-name="Preformatted_20_Text">приложением N 4 к настоящим <text:s/>Правилам, <text:s/>являются <text:s/>сведения <text:s/>личного</text:p>
      <text:p text:style-name="Preformatted_20_Text">дела военнослужащего, документ, подтверждающий регистрационный учет</text:p>
      <text:p text:style-name="Preformatted_20_Text">по месту жительства или месту пребывания, а также <text:s/>трудовая <text:s/>книжка</text:p>
      <text:p text:style-name="Preformatted_20_Text">супруги (супруга) военнослужащего.</text:p>
      <text:p text:style-name="Preformatted_20_Text"><text:s text:c="5"/>Периоды проживания, указанные в такой справке, <text:s/>совпадающие <text:s/>с</text:p>
      <text:p text:style-name="Preformatted_20_Text">периодами работы, содержащимися в трудовой книжке, <text:s/>не <text:s/>учитываются</text:p>
      <text:p text:style-name="Preformatted_20_Text">органом, <text:s/>осуществляющим <text:s/>пенсионное <text:s/>обеспечение, <text:s/>при <text:s/>исчислении</text:p>
      <text:p text:style-name="Preformatted_20_Text">страхового стажа.</text:p>
      <text:p text:style-name="Preformatted_20_Text"><text:s text:c="5"/>36. Период <text:s/>проживания <text:s/>за <text:s text:c="2"/>границей <text:s text:c="2"/>супругов <text:s text:c="2"/>работников,</text:p>
      <text:p text:style-name="Preformatted_20_Text">направленных <text:s/>в <text:s/>дипломатические <text:s/>представительства <text:s/>и <text:s/>консульские</text:p>
      <text:p text:style-name="Preformatted_20_Text">учреждения <text:s/>Российской <text:s/>Федерации, <text:s text:c="2"/>постоянные <text:s text:c="2"/>представительства</text:p>
      <text:p text:style-name="Preformatted_20_Text">Российской <text:s/>Федерации <text:s/>при <text:s/>международных <text:s/>организациях, <text:s text:c="2"/>торговые</text:p>
      <text:p text:style-name="Preformatted_20_Text">представительства Российской Федерации в иностранных <text:s/>государствах,</text:p>
      <text:p text:style-name="Preformatted_20_Text">представительства <text:s/>федеральных <text:s text:c="2"/>органов <text:s text:c="2"/>исполнительной <text:s text:c="2"/>власти,</text:p>
      <text:p text:style-name="Preformatted_20_Text">государственных <text:s/>органов <text:s/>при <text:s/>федеральных <text:s/>органах <text:s/>исполнительной</text:p>
      <text:p text:style-name="Preformatted_20_Text">власти либо в качестве представителей этих органов <text:s/>за <text:s/>рубежом, <text:s/>а</text:p>
      <text:p text:style-name="Preformatted_20_Text">также в <text:s/>представительства <text:s/>государственных <text:s/>учреждений <text:s/>Российской</text:p>
      <text:p text:style-name="Preformatted_20_Text">Федерации (государственных <text:s/>органов <text:s/>и <text:s/>государственных <text:s/>учреждений</text:p>
      <text:p text:style-name="Preformatted_20_Text">СССР) <text:s/>за <text:s/>границей <text:s/>и <text:s/>международные <text:s/>организации, <text:s/>подтверждается</text:p>
      <text:p text:style-name="Preformatted_20_Text">справками <text:s/>государственных <text:s/>органов <text:s text:c="2"/>(организаций), <text:s text:c="2"/>направлявших</text:p>
      <text:p text:style-name="Preformatted_20_Text">работника на работу в указанные организации (учреждения), по <text:s/>форме</text:p>
      <text:p text:style-name="Preformatted_20_Text">согласно приложению N 5.</text:p>
      <text:p text:style-name="Preformatted_20_Text"/>
      <text:p text:style-name="Preformatted_20_Text"><text:s text:c="10"/>V. Подтверждение периодов работы до регистрации</text:p>
      <text:p text:style-name="Preformatted_20_Text"><text:s text:c="12"/>гражданина в качестве застрахованного лица</text:p>
      <text:p text:style-name="Preformatted_20_Text"><text:s text:c="15"/>на основании свидетельских показаний</text:p>
      <text:p text:style-name="Preformatted_20_Text"/>
      <text:p text:style-name="Preformatted_20_Text"><text:s text:c="5"/>37. Периоды <text:s/>работы <text:s/>на <text:s/>территории <text:s/>Российской <text:s/>Федерации <text:s/>до</text:p>
      <text:p text:style-name="Preformatted_20_Text">регистрации <text:s/>гражданина <text:s/>в <text:s/>качестве <text:s/>застрахованного <text:s/>лица <text:s text:c="2"/>могут</text:p>
      <text:p text:style-name="Preformatted_20_Text">устанавливаться <text:s/>на <text:s/>основании <text:s/>показаний <text:s/>2 <text:s/>и <text:s/>более <text:s/>свидетелей,</text:p>
      <text:p text:style-name="Preformatted_20_Text">знающих гражданина по совместной работе у одного работодателя, если</text:p>
      <text:p text:style-name="Preformatted_20_Text">документы <text:s/>о <text:s/>работе <text:s/>утрачены <text:s/>в <text:s/>связи <text:s/>со <text:s/>стихийным <text:s text:c="2"/>бедствием</text:p>
      <text:p text:style-name="Preformatted_20_Text">(землетрясением, наводнением, ураганом, пожаром <text:s/>и <text:s/>тому <text:s/>подобными</text:p>
      <text:p text:style-name="Preformatted_20_Text">причинами) и восстановить их невозможно. К заявлению гражданина <text:s/>об</text:p>
      <text:p text:style-name="Preformatted_20_Text"><text:soft-page-break/>установлении <text:s/>периода <text:s/>его <text:s/>работы <text:s text:c="2"/>на <text:s text:c="2"/>основании <text:s text:c="2"/>свидетельских</text:p>
      <text:p text:style-name="Preformatted_20_Text">показаний прилагаются:</text:p>
      <text:p text:style-name="Preformatted_20_Text"><text:s text:c="5"/>а) документ <text:s/>государственного <text:s/>(муниципального) <text:s text:c="2"/>органа, <text:s text:c="2"/>на</text:p>
      <text:p text:style-name="Preformatted_20_Text">территории которого произошло <text:s/>стихийное <text:s/>бедствие, <text:s/>подтверждающий</text:p>
      <text:p text:style-name="Preformatted_20_Text">число, <text:s/>месяц, <text:s/>год, <text:s/>место <text:s/>и <text:s/>характер <text:s/>произошедшего <text:s/>стихийного</text:p>
      <text:p text:style-name="Preformatted_20_Text">бедствия;</text:p>
      <text:p text:style-name="Preformatted_20_Text"><text:s text:c="5"/>б) документ работодателя или соответствующего государственного</text:p>
      <text:p text:style-name="Preformatted_20_Text">(муниципального) органа, подтверждающий факт <text:s/>утраты <text:s/>документов <text:s/>о</text:p>
      <text:p text:style-name="Preformatted_20_Text">работе <text:s/>в <text:s/>связи <text:s/>со <text:s/>стихийным <text:s/>бедствием <text:s text:c="2"/>и <text:s text:c="2"/>невозможность <text:s text:c="2"/>их</text:p>
      <text:p text:style-name="Preformatted_20_Text">восстановления;</text:p>
      <text:p text:style-name="Preformatted_20_Text"><text:s text:c="5"/>в) справка <text:s text:c="2"/>архивного <text:s text:c="2"/>учреждения <text:s text:c="3"/>или <text:s text:c="3"/>государственного</text:p>
      <text:p text:style-name="Preformatted_20_Text">(муниципального) органа, подтверждающая <text:s/>факт <text:s/>отсутствия <text:s/>архивных</text:p>
      <text:p text:style-name="Preformatted_20_Text">данных о периоде работы, устанавливаемом на основании свидетельских</text:p>
      <text:p text:style-name="Preformatted_20_Text">показаний.</text:p>
      <text:p text:style-name="Preformatted_20_Text"><text:s text:c="5"/>38. При утрате <text:s/>документов <text:s/>о <text:s/>работе <text:s/>и <text:s/>по <text:s/>другим <text:s/>причинам</text:p>
      <text:p text:style-name="Preformatted_20_Text">(вследствие небрежного их хранения, умышленного уничтожения и <text:s/>тому</text:p>
      <text:p text:style-name="Preformatted_20_Text">подобных <text:s text:c="2"/>причин) <text:s text:c="2"/>не <text:s text:c="2"/>по <text:s text:c="2"/>вине <text:s text:c="2"/>работника <text:s text:c="2"/>периоды <text:s text:c="3"/>работы</text:p>
      <text:p text:style-name="Preformatted_20_Text">устанавливаются <text:s/>на <text:s/>основании <text:s/>показаний <text:s/>2 <text:s/>и <text:s/>более <text:s/>свидетелей,</text:p>
      <text:p text:style-name="Preformatted_20_Text">знающих этого работника по совместной работе у одного <text:s/>работодателя</text:p>
      <text:p text:style-name="Preformatted_20_Text">и располагающих документами о своей работе за <text:s/>время, <text:s/>в <text:s/>отношении</text:p>
      <text:p text:style-name="Preformatted_20_Text">которого они подтверждают работу гражданина.</text:p>
      <text:p text:style-name="Preformatted_20_Text"><text:s text:c="5"/>К заявлению работника об установлении периода <text:s/>его <text:s/>работы <text:s/>на</text:p>
      <text:p text:style-name="Preformatted_20_Text">основании свидетельских показаний по указанным причинам прилагается</text:p>
      <text:p text:style-name="Preformatted_20_Text">документ работодателя либо иные документы, <text:s/>подтверждающие <text:s/>факт <text:s/>и</text:p>
      <text:p text:style-name="Preformatted_20_Text">причину <text:s/>утраты <text:s/>документов <text:s/>о <text:s/>работе <text:s/>не <text:s/>по <text:s/>вине <text:s/>работника <text:s text:c="2"/>и</text:p>
      <text:p text:style-name="Preformatted_20_Text">невозможность их получения.</text:p>
      <text:p text:style-name="Preformatted_20_Text"><text:s text:c="5"/>Продолжительность <text:s text:c="2"/>стажа, <text:s text:c="2"/>установленного <text:s text:c="3"/>на <text:s text:c="3"/>основании</text:p>
      <text:p text:style-name="Preformatted_20_Text">свидетельских показаний, не может в этом случае превышать <text:s/>половины</text:p>
      <text:p text:style-name="Preformatted_20_Text">страхового стажа, требуемого для назначения страховой пенсии.</text:p>
      <text:p text:style-name="Preformatted_20_Text"><text:s text:c="5"/>39. При установлении периода работы на основании свидетельских</text:p>
      <text:p text:style-name="Preformatted_20_Text">показаний учитываются:</text:p>
      <text:p text:style-name="Preformatted_20_Text"><text:s text:c="5"/>а) период работы начиная с достижения работником <text:s/>возраста, <text:s/>с</text:p>
      <text:p text:style-name="Preformatted_20_Text">которого допускается заключение трудового договора в соответствии с</text:p>
      <text:p text:style-name="Preformatted_20_Text">трудовым законодательством, <text:s/>действовавшим <text:s/>на <text:s/>день <text:s/>возникновения</text:p>
      <text:p text:style-name="Preformatted_20_Text">соответствующих правоотношений;</text:p>
      <text:p text:style-name="Preformatted_20_Text"><text:s text:c="5"/>б) свидетельские показания только <text:s/>за <text:s/>тот <text:s/>период <text:s/>совместной</text:p>
      <text:p text:style-name="Preformatted_20_Text">работы, в который свидетель достиг возраста, с которого допускается</text:p>
      <text:p text:style-name="Preformatted_20_Text">заключение <text:s text:c="2"/>трудового <text:s text:c="2"/>договора <text:s text:c="2"/>в <text:s text:c="2"/>соответствии <text:s text:c="2"/>с <text:s text:c="2"/>трудовым</text:p>
      <text:p text:style-name="Preformatted_20_Text">законодательством, <text:s text:c="3"/>действовавшим <text:s text:c="3"/>на <text:s text:c="3"/>день <text:s text:c="4"/>возникновения</text:p>
      <text:p text:style-name="Preformatted_20_Text">соответствующих правоотношений.</text:p>
      <text:p text:style-name="Preformatted_20_Text"><text:s text:c="5"/>40. Установление периодов работы <text:s/>на <text:s/>основании <text:s/>свидетельских</text:p>
      <text:p text:style-name="Preformatted_20_Text">показаний производится решением органа, осуществляющего <text:s/>пенсионное</text:p>
      <text:p text:style-name="Preformatted_20_Text">обеспечение, форма <text:s/>которого <text:s/>утверждается <text:s/>Министерством <text:s/>труда <text:s/>и</text:p>
      <text:p text:style-name="Preformatted_20_Text">социальной защиты Российской Федерации.</text:p>
      <text:p text:style-name="Preformatted_20_Text"><text:s text:c="5"/>Указанное <text:s/>решение <text:s/>выносится <text:s text:c="2"/>на <text:s text:c="2"/>основании <text:s text:c="2"/>свидетельских</text:p>
      <text:p text:style-name="Preformatted_20_Text">показаний, данных органу, осуществляющему <text:s/>пенсионное <text:s/>обеспечение,</text:p>
      <text:p text:style-name="Preformatted_20_Text">по месту установления пенсии либо по месту жительства свидетеля. <text:s/>В</text:p>
      <text:p text:style-name="Preformatted_20_Text">случае если свидетель не может дать показания по состоянию здоровья</text:p>
      <text:p text:style-name="Preformatted_20_Text">или <text:s/>по <text:s/>другим <text:s/>уважительным <text:s/>причинам, <text:s/>свидетельские <text:s/>показания,</text:p>
      <text:p text:style-name="Preformatted_20_Text">заверенные в <text:s/>установленном <text:s/>порядке, <text:s/>могут <text:s/>быть <text:s/>представлены <text:s/>в</text:p>
      <text:p text:style-name="Preformatted_20_Text">письменной форме.</text:p>
      <text:p text:style-name="Preformatted_20_Text"><text:s text:c="5"/>На <text:s/>основании <text:s/>заявления <text:s/>гражданина <text:s/>период <text:s/>его <text:s/>работы <text:s text:c="2"/>на</text:p>
      <text:p text:style-name="Preformatted_20_Text">основании свидетельских показаний может устанавливаться также и <text:s/>до</text:p>
      <text:p text:style-name="Preformatted_20_Text">наступления условий, дающих право на страховую пенсию.</text:p>
      <text:p text:style-name="Preformatted_20_Text"><text:s text:c="5"/>41. В случае если один из свидетелей дает показания <text:s/>о <text:s/>работе</text:p>
      <text:p text:style-name="Preformatted_20_Text">гражданина за больший период, чем другой <text:s/>свидетель, <text:s/>установленным</text:p>
      <text:p text:style-name="Preformatted_20_Text">считается период, подтвержденный обоими свидетелями.</text:p>
      <text:p text:style-name="Preformatted_20_Text"><text:s text:c="5"/>42. Периоды работы, предусмотренные подпунктом <text:s/>"а" <text:s/>пункта <text:s/>2</text:p>
      <text:p text:style-name="Preformatted_20_Text">настоящих Правил, <text:s/>условием <text:s/>включения <text:s/>которых <text:s/>в <text:s/>страховой <text:s/>стаж</text:p>
      <text:p text:style-name="Preformatted_20_Text">является подтверждение <text:s/>уплаты <text:s/>обязательных <text:s/>платежей, <text:s/>и <text:s/>периоды</text:p>
      <text:p text:style-name="Preformatted_20_Text">работы, предусмотренные подпунктом "б" пункта 2 <text:s/>настоящих <text:s/>Правил,</text:p>
      <text:p text:style-name="Preformatted_20_Text">свидетельскими показаниями не подтверждаются.</text:p>
      <text:p text:style-name="Preformatted_20_Text"/>
      <text:p text:style-name="Preformatted_20_Text"><text:s text:c="8"/>VI. Подтверждение страхового стажа за период после</text:p>
      <text:p text:style-name="Preformatted_20_Text"><text:soft-page-break/><text:s text:c="6"/>регистрации гражданина в качестве застрахованного лица</text:p>
      <text:p text:style-name="Preformatted_20_Text"/>
      <text:p text:style-name="Preformatted_20_Text"><text:s text:c="5"/>43. Периоды работы и (или) иной деятельности после регистрации</text:p>
      <text:p text:style-name="Preformatted_20_Text">гражданина <text:s text:c="2"/>в <text:s text:c="2"/>качестве <text:s text:c="2"/>застрахованного <text:s text:c="2"/>лица <text:s text:c="2"/>подтверждаются</text:p>
      <text:p text:style-name="Preformatted_20_Text">документами <text:s/>об <text:s/>уплате <text:s/>соответствующих <text:s text:c="2"/>обязательных <text:s text:c="2"/>платежей,</text:p>
      <text:p text:style-name="Preformatted_20_Text">выдаваемыми <text:s/>в <text:s/>установленном <text:s text:c="2"/>порядке <text:s text:c="2"/>территориальным <text:s text:c="2"/>органом</text:p>
      <text:p text:style-name="Preformatted_20_Text">Пенсионного <text:s/>фонда <text:s/>Российской <text:s/>Федерации <text:s/>на <text:s/>основании <text:s text:c="2"/>сведений</text:p>
      <text:p text:style-name="Preformatted_20_Text">индивидуального (персонифицированного) учета.</text:p>
      <text:p text:style-name="Preformatted_20_Text"/>
      <text:p text:style-name="Preformatted_20_Text"><text:s text:c="10"/>VII. Особенности подтверждения страхового стажа</text:p>
      <text:p text:style-name="Preformatted_20_Text"><text:s text:c="14"/>отдельных категорий застрахованных лиц</text:p>
      <text:p text:style-name="Preformatted_20_Text"/>
      <text:p text:style-name="Preformatted_20_Text"><text:s text:c="5"/>44. В случае если <text:s/>застрахованное <text:s/>лицо <text:s/>является <text:s/>получателем</text:p>
      <text:p text:style-name="Preformatted_20_Text">пенсии в соответствии с законодательством иностранного государства,</text:p>
      <text:p text:style-name="Preformatted_20_Text">сведения <text:s/>о <text:s/>периодах, <text:s/>учтенных <text:s/>при <text:s/>установлении <text:s/>такой <text:s/>пенсии,</text:p>
      <text:p text:style-name="Preformatted_20_Text">подтверждаются <text:s text:c="2"/>документом, <text:s text:c="2"/>выданным <text:s text:c="2"/>органом, <text:s text:c="2"/>осуществляющим</text:p>
      <text:p text:style-name="Preformatted_20_Text">пенсионное обеспечение в этом государстве, или иной организацией, к</text:p>
      <text:p text:style-name="Preformatted_20_Text">полномочиям которой относится выдача таких документов.</text:p>
      <text:p text:style-name="Preformatted_20_Text"><text:s text:c="5"/>45. В случае если для исчисления страхового стажа, <text:s/>требуемого</text:p>
      <text:p text:style-name="Preformatted_20_Text">для приобретения права на страховую пенсию по старости, <text:s/>необходимы</text:p>
      <text:p text:style-name="Preformatted_20_Text">сведения <text:s/>о <text:s/>получении <text:s/>пенсии <text:s/>за <text:s/>выслугу <text:s/>лет <text:s/>либо <text:s/>пенсии <text:s text:c="2"/>по</text:p>
      <text:p text:style-name="Preformatted_20_Text">инвалидности <text:s/>в <text:s/>соответствии <text:s/>с <text:s text:c="2"/>Законом <text:s text:c="2"/>Российской <text:s text:c="2"/>Федерации</text:p>
      <text:p text:style-name="Preformatted_20_Text"><text:a xlink:type="simple" xlink:href="http://pravo.gov.ru/proxy/ips/?docbody=&amp;prevDoc=102359424&amp;backlink=1&amp;&amp;nd=102021567" office:target-frame-name="contents" xlink:show="replace" text:style-name="Internet_20_link" text:visited-style-name="Visited_20_Internet_20_Link">"О пенсионном обеспечении лиц, проходивших военную службу, службу в</text:a></text:p>
      <text:p text:style-name="Preformatted_20_Text"><text:a xlink:type="simple" xlink:href="http://pravo.gov.ru/proxy/ips/?docbody=&amp;prevDoc=102359424&amp;backlink=1&amp;&amp;nd=102021567" office:target-frame-name="contents" xlink:show="replace" text:style-name="Internet_20_link" text:visited-style-name="Visited_20_Internet_20_Link">органах внутренних <text:s/>дел, <text:s/>Государственной <text:s/>противопожарной <text:s/>службе,</text:a></text:p>
      <text:p text:style-name="Preformatted_20_Text"><text:a xlink:type="simple" xlink:href="http://pravo.gov.ru/proxy/ips/?docbody=&amp;prevDoc=102359424&amp;backlink=1&amp;&amp;nd=102021567" office:target-frame-name="contents" xlink:show="replace" text:style-name="Internet_20_link" text:visited-style-name="Visited_20_Internet_20_Link">органах <text:s/>по <text:s/>контролю <text:s text:c="2"/>за <text:s text:c="2"/>оборотом <text:s text:c="2"/>наркотических <text:s text:c="2"/>средств <text:s text:c="2"/>и</text:a></text:p>
      <text:p text:style-name="Preformatted_20_Text"><text:a xlink:type="simple" xlink:href="http://pravo.gov.ru/proxy/ips/?docbody=&amp;prevDoc=102359424&amp;backlink=1&amp;&amp;nd=102021567" office:target-frame-name="contents" xlink:show="replace" text:style-name="Internet_20_link" text:visited-style-name="Visited_20_Internet_20_Link">психотропных веществ, учреждениях и органах уголовно-исполнительной</text:a></text:p>
      <text:p text:style-name="Preformatted_20_Text"><text:a xlink:type="simple" xlink:href="http://pravo.gov.ru/proxy/ips/?docbody=&amp;prevDoc=102359424&amp;backlink=1&amp;&amp;nd=102021567" office:target-frame-name="contents" xlink:show="replace" text:style-name="Internet_20_link" text:visited-style-name="Visited_20_Internet_20_Link">системы, <text:s/>и <text:s/>их <text:s/>семей"</text:a> <text:s/>и <text:s/>о <text:s/>периодах <text:s/>службы, <text:s text:c="2"/>предшествовавших</text:p>
      <text:p text:style-name="Preformatted_20_Text">назначению пенсии по инвалидности, периодах службы, работы и <text:s/>(или)</text:p>
      <text:p text:style-name="Preformatted_20_Text">иной деятельности, <text:s/>учтенных <text:s/>при <text:s/>определении <text:s/>размера <text:s/>пенсии <text:s/>за</text:p>
      <text:p text:style-name="Preformatted_20_Text">выслугу лет в соответствии <text:s/>с <text:s/>указанным <text:s/><text:a xlink:type="simple" xlink:href="http://pravo.gov.ru/proxy/ips/?docbody=&amp;prevDoc=102359424&amp;backlink=1&amp;&amp;nd=102021567" office:target-frame-name="contents" xlink:show="replace" text:style-name="Internet_20_link" text:visited-style-name="Visited_20_Internet_20_Link">Законом</text:a>, <text:s/>такие <text:s/>сведения</text:p>
      <text:p text:style-name="Preformatted_20_Text">подтверждаются <text:s text:c="2"/>справкой <text:s text:c="2"/>органа, <text:s text:c="2"/>осуществляющего <text:s text:c="3"/>пенсионное</text:p>
      <text:p text:style-name="Preformatted_20_Text">обеспечение в <text:s/>соответствии <text:s/>с <text:s/>этим <text:s/><text:a xlink:type="simple" xlink:href="http://pravo.gov.ru/proxy/ips/?docbody=&amp;prevDoc=102359424&amp;backlink=1&amp;&amp;nd=102021567" office:target-frame-name="contents" xlink:show="replace" text:style-name="Internet_20_link" text:visited-style-name="Visited_20_Internet_20_Link">Законом</text:a>, <text:s/>по <text:s/>форме <text:s/>согласно</text:p>
      <text:p text:style-name="Preformatted_20_Text">приложению N 6.</text:p>
      <text:p text:style-name="Preformatted_20_Text"><text:s text:c="5"/>46. Выполнение в соответствующем календарном <text:s/>году <text:s/>работы <text:s/>по</text:p>
      <text:p text:style-name="Preformatted_20_Text">договорам <text:s text:c="2"/>авторского <text:s text:c="2"/>заказа, <text:s text:c="2"/>а <text:s text:c="2"/>также <text:s text:c="2"/>получение <text:s text:c="2"/>авторами</text:p>
      <text:p text:style-name="Preformatted_20_Text">произведений в <text:s/>соответствующем <text:s/>календарном <text:s/>году <text:s/>выплат <text:s/>и <text:s/>иных</text:p>
      <text:p text:style-name="Preformatted_20_Text">вознаграждений по договорам об отчуждении исключительного права <text:s/>на</text:p>
      <text:p text:style-name="Preformatted_20_Text">произведения <text:s text:c="2"/>науки, <text:s text:c="2"/>литературы <text:s text:c="2"/>и <text:s text:c="2"/>искусства, <text:s text:c="3"/>издательским</text:p>
      <text:p text:style-name="Preformatted_20_Text">лицензионным договорам, <text:s/>лицензионным <text:s/>договорам <text:s/>о <text:s/>предоставлении</text:p>
      <text:p text:style-name="Preformatted_20_Text">права использования <text:s/>произведения <text:s/>науки, <text:s/>литературы <text:s/>и <text:s/>искусства</text:p>
      <text:p text:style-name="Preformatted_20_Text">подтверждаются указанным договором, оформленным <text:s/>в <text:s/>соответствии <text:s/>с</text:p>
      <text:p text:style-name="Preformatted_20_Text">гражданским законодательством, действовавшим на день <text:s/>возникновения</text:p>
      <text:p text:style-name="Preformatted_20_Text">соответствующих <text:s/>правоотношений, <text:s/>и <text:s text:c="2"/>документом <text:s text:c="2"/>территориального</text:p>
      <text:p text:style-name="Preformatted_20_Text">органа Пенсионного фонда Российской Федерации об <text:s/>уплате <text:s/>страховых</text:p>
      <text:p text:style-name="Preformatted_20_Text">взносов с <text:s/>выплат <text:s/>и <text:s/>иных <text:s/>вознаграждений <text:s/>по <text:s/>таким <text:s/>договорам <text:s/>в</text:p>
      <text:p text:style-name="Preformatted_20_Text">соответствующем календарном году.</text:p>
      <text:p text:style-name="Preformatted_20_Text"/>
      <text:p text:style-name="Preformatted_20_Text"><text:s text:c="14"/>VIII. Порядок подсчета страхового стажа</text:p>
      <text:p text:style-name="Preformatted_20_Text"/>
      <text:p text:style-name="Preformatted_20_Text"><text:s text:c="5"/>47. Исчисление продолжительности периодов работы, в том <text:s/>числе</text:p>
      <text:p text:style-name="Preformatted_20_Text">на основании свидетельских показаний, и (или) иной <text:s/>деятельности <text:s/>и</text:p>
      <text:p text:style-name="Preformatted_20_Text">иных <text:s/>периодов <text:s/>производится <text:s/>в <text:s/>календарном <text:s/>порядке <text:s/>из <text:s text:c="2"/>расчета</text:p>
      <text:p text:style-name="Preformatted_20_Text">полного года (12 месяцев). При этом каждые 30 дней периодов <text:s/>работы</text:p>
      <text:p text:style-name="Preformatted_20_Text">и (или) иной деятельности и иных периодов переводятся в <text:s/>месяцы, <text:s/>а</text:p>
      <text:p text:style-name="Preformatted_20_Text">каждые 12 месяцев этих периодов переводятся в полные годы.</text:p>
      <text:p text:style-name="Preformatted_20_Text"><text:s text:c="5"/>Подсчет <text:s text:c="2"/>продолжительности <text:s text:c="2"/>каждого <text:s text:c="2"/>периода, <text:s text:c="2"/>включаемого</text:p>
      <text:p text:style-name="Preformatted_20_Text">(засчитываемого) в страховой стаж, производится путем вычитания <text:s/>из</text:p>
      <text:p text:style-name="Preformatted_20_Text">даты окончания соответствующего периода даты начала этого периода с</text:p>
      <text:p text:style-name="Preformatted_20_Text">прибавлением одного дня.</text:p>
      <text:p text:style-name="Preformatted_20_Text"><text:s text:c="5"/>Периоды работы <text:s/>и <text:s/>(или) <text:s/>иной <text:s/>деятельности <text:s/>и <text:s/>иные <text:s/>периоды</text:p>
      <text:p text:style-name="Preformatted_20_Text">включаются (засчитываются) в страховой стаж по день, предшествующий</text:p>
      <text:p text:style-name="Preformatted_20_Text">дню обращения за <text:s/>установлением <text:s/>страховой <text:s/>пенсии, <text:s/>а <text:s/>в <text:s/>случаях,</text:p>
      <text:p text:style-name="Preformatted_20_Text">предусмотренных <text:s/>частями <text:s/>5 <text:s/>и <text:s/>6 <text:s/>статьи <text:s/>22 <text:s/>Федерального <text:s/>закона</text:p>
      <text:p text:style-name="Preformatted_20_Text"><text:a xlink:type="simple" xlink:href="http://pravo.gov.ru/proxy/ips/?docbody=&amp;prevDoc=102359424&amp;backlink=1&amp;&amp;nd=102170667" office:target-frame-name="contents" xlink:show="replace" text:style-name="Internet_20_link" text:visited-style-name="Visited_20_Internet_20_Link">"О страховых пенсиях"</text:a>, - по <text:s/>день, <text:s/>предшествующий <text:s/>дню <text:s/>назначения</text:p>
      <text:p text:style-name="Preformatted_20_Text"><text:soft-page-break/>страховой пенсии.</text:p>
      <text:p text:style-name="Preformatted_20_Text"><text:s text:c="5"/>48. В случае совпадения по времени <text:s/>периодов <text:s/>работы <text:s/>и <text:s/>(или)</text:p>
      <text:p text:style-name="Preformatted_20_Text">иной деятельности, предусмотренных подпунктами "а" и "б" <text:s/>пункта <text:s/>2</text:p>
      <text:p text:style-name="Preformatted_20_Text">настоящих <text:s/>Правил, <text:s/>с <text:s/>иными <text:s/>периодами <text:s text:c="2"/>органом, <text:s text:c="2"/>осуществляющим</text:p>
      <text:p text:style-name="Preformatted_20_Text">пенсионное обеспечение, при установлении пенсии <text:s/>в <text:s/>страховой <text:s/>стаж</text:p>
      <text:p text:style-name="Preformatted_20_Text">застрахованного <text:s/>лица <text:s/>включается <text:s/>(засчитывается) <text:s text:c="2"/>период, <text:s text:c="2"/>учет</text:p>
      <text:p text:style-name="Preformatted_20_Text">которого дает право на страховую <text:s/>пенсию <text:s/>и <text:s/>(или) <text:s/>на <text:s/>определение</text:p>
      <text:p text:style-name="Preformatted_20_Text">величины индивидуального пенсионного коэффициента в <text:s/>более <text:s/>высоком</text:p>
      <text:p text:style-name="Preformatted_20_Text">размере. Лицо, обратившееся за установлением пенсии, может <text:s/>указать</text:p>
      <text:p text:style-name="Preformatted_20_Text">в заявлении выбранный им для включения (зачета) <text:s/>в <text:s/>страховой <text:s/>стаж</text:p>
      <text:p text:style-name="Preformatted_20_Text">период.</text:p>
      <text:p text:style-name="Preformatted_20_Text"><text:s text:c="5"/>49. В страховой <text:s/>стаж <text:s/>не <text:s/>включаются <text:s/>периоды, <text:s/>учтенные <text:s/>при</text:p>
      <text:p text:style-name="Preformatted_20_Text">установлении пенсии в соответствии с законодательством иностранного</text:p>
      <text:p text:style-name="Preformatted_20_Text">государства.</text:p>
      <text:p text:style-name="Preformatted_20_Text"><text:s text:c="5"/>50. При исчислении страхового стажа периоды деятельности <text:s/>лиц,</text:p>
      <text:p text:style-name="Preformatted_20_Text">самостоятельно <text:s/>обеспечивающих <text:s/>себя <text:s text:c="2"/>работой, <text:s text:c="2"/>глав <text:s text:c="2"/>и <text:s text:c="2"/>членов</text:p>
      <text:p text:style-name="Preformatted_20_Text">крестьянских (фермерских) хозяйств, членов семейных (родовых) общин</text:p>
      <text:p text:style-name="Preformatted_20_Text">коренных малочисленных народов Севера, Сибири <text:s/>и <text:s/>Дальнего <text:s/>Востока</text:p>
      <text:p text:style-name="Preformatted_20_Text">Российской <text:s text:c="2"/>Федерации, <text:s text:c="2"/>занимающихся <text:s text:c="2"/>традиционными <text:s text:c="3"/>отраслями</text:p>
      <text:p text:style-name="Preformatted_20_Text">хозяйствования, периоды работы у физических лиц (группы <text:s/>физических</text:p>
      <text:p text:style-name="Preformatted_20_Text">лиц) по договорам включаются в страховой стаж <text:s/>при <text:s/>условии <text:s/>уплаты</text:p>
      <text:p text:style-name="Preformatted_20_Text">страховых взносов.</text:p>
      <text:p text:style-name="Preformatted_20_Text"><text:s text:c="5"/>51. Иные <text:s/>периоды, <text:s/>предусмотренные <text:s/>подпунктом <text:s/>"в" <text:s/>пункта 2</text:p>
      <text:p text:style-name="Preformatted_20_Text">настоящих Правил, засчитываются в страховой стаж при условии, <text:s/>если</text:p>
      <text:p text:style-name="Preformatted_20_Text">им предшествовали и (или) за ними следовали периоды работы и <text:s/>(или)</text:p>
      <text:p text:style-name="Preformatted_20_Text">иной <text:s text:c="2"/>деятельности <text:s text:c="3"/>независимо <text:s text:c="3"/>от <text:s text:c="3"/>их <text:s text:c="3"/>продолжительности,</text:p>
      <text:p text:style-name="Preformatted_20_Text">предусмотренные подпунктами "а" и "б" пункта 2 настоящих Правил.</text:p>
      <text:p text:style-name="Preformatted_20_Text"><text:s text:c="5"/>52. При осуществлении ухода <text:s/>за <text:s/>детьми <text:s/>обоими <text:s/>родителями <text:s/>в</text:p>
      <text:p text:style-name="Preformatted_20_Text">страховой стаж каждого из родителей засчитывается не <text:s/>более <text:s/>6 <text:s/>лет</text:p>
      <text:p text:style-name="Preformatted_20_Text">ухода, если они не совпадают по времени либо уход осуществляется за</text:p>
      <text:p text:style-name="Preformatted_20_Text">разными детьми.</text:p>
      <text:p text:style-name="Preformatted_20_Text"><text:s text:c="5"/>53. При <text:s text:c="2"/>исчислении <text:s text:c="2"/>страхового <text:s text:c="2"/>стажа, <text:s text:c="2"/>требуемого <text:s text:c="3"/>для</text:p>
      <text:p text:style-name="Preformatted_20_Text">приобретения права на <text:s/>страховую <text:s/>пенсию <text:s/>по <text:s/>старости <text:s/>гражданами,</text:p>
      <text:p text:style-name="Preformatted_20_Text">получающими пенсию за выслугу лет либо <text:s/>пенсию <text:s/>по <text:s/>инвалидности <text:s/>в</text:p>
      <text:p text:style-name="Preformatted_20_Text">соответствии <text:s text:c="2"/>с <text:s text:c="2"/>Законом <text:s text:c="2"/>Российской <text:s text:c="2"/>Федерации <text:s text:c="2"/><text:a xlink:type="simple" xlink:href="http://pravo.gov.ru/proxy/ips/?docbody=&amp;prevDoc=102359424&amp;backlink=1&amp;&amp;nd=102021567" office:target-frame-name="contents" xlink:show="replace" text:style-name="Internet_20_link" text:visited-style-name="Visited_20_Internet_20_Link">"О пенсионном</text:a></text:p>
      <text:p text:style-name="Preformatted_20_Text"><text:a xlink:type="simple" xlink:href="http://pravo.gov.ru/proxy/ips/?docbody=&amp;prevDoc=102359424&amp;backlink=1&amp;&amp;nd=102021567" office:target-frame-name="contents" xlink:show="replace" text:style-name="Internet_20_link" text:visited-style-name="Visited_20_Internet_20_Link">обеспечении лиц, <text:s/>проходивших <text:s/>военную <text:s/>службу, <text:s/>службу <text:s/>в <text:s/>органах</text:a></text:p>
      <text:p text:style-name="Preformatted_20_Text"><text:a xlink:type="simple" xlink:href="http://pravo.gov.ru/proxy/ips/?docbody=&amp;prevDoc=102359424&amp;backlink=1&amp;&amp;nd=102021567" office:target-frame-name="contents" xlink:show="replace" text:style-name="Internet_20_link" text:visited-style-name="Visited_20_Internet_20_Link">внутренних дел, Государственной противопожарной службе, органах <text:s/>по</text:a></text:p>
      <text:p text:style-name="Preformatted_20_Text"><text:a xlink:type="simple" xlink:href="http://pravo.gov.ru/proxy/ips/?docbody=&amp;prevDoc=102359424&amp;backlink=1&amp;&amp;nd=102021567" office:target-frame-name="contents" xlink:show="replace" text:style-name="Internet_20_link" text:visited-style-name="Visited_20_Internet_20_Link">контролю за оборотом наркотических средств и психотропных <text:s/>веществ,</text:a></text:p>
      <text:p text:style-name="Preformatted_20_Text"><text:a xlink:type="simple" xlink:href="http://pravo.gov.ru/proxy/ips/?docbody=&amp;prevDoc=102359424&amp;backlink=1&amp;&amp;nd=102021567" office:target-frame-name="contents" xlink:show="replace" text:style-name="Internet_20_link" text:visited-style-name="Visited_20_Internet_20_Link">учреждениях и органах уголовно-исполнительной системы, и их семей"</text:a>,</text:p>
      <text:p text:style-name="Preformatted_20_Text">в страховой стаж не <text:s/>включаются <text:s/>периоды <text:s/>службы, <text:s/>предшествовавшие</text:p>
      <text:p text:style-name="Preformatted_20_Text">назначению пенсии по инвалидности, либо периоды <text:s/>службы, <text:s/>работы <text:s/>и</text:p>
      <text:p text:style-name="Preformatted_20_Text">(или) иной деятельности, учтенные при определении размера пенсии за</text:p>
      <text:p text:style-name="Preformatted_20_Text">выслугу лет в соответствии с указанным <text:a xlink:type="simple" xlink:href="http://pravo.gov.ru/proxy/ips/?docbody=&amp;prevDoc=102359424&amp;backlink=1&amp;&amp;nd=102021567" office:target-frame-name="contents" xlink:show="replace" text:style-name="Internet_20_link" text:visited-style-name="Visited_20_Internet_20_Link">Законом</text:a>. При этом <text:s/>учтенными</text:p>
      <text:p text:style-name="Preformatted_20_Text">считаются все периоды, которые были засчитаны в выслугу лет, в <text:s/>том</text:p>
      <text:p text:style-name="Preformatted_20_Text">числе периоды, не влияющие на размер пенсии <text:s/>за <text:s/>выслугу <text:s/>лет <text:s/>либо</text:p>
      <text:p text:style-name="Preformatted_20_Text">пенсии по инвалидности, в соответствии с указанным <text:a xlink:type="simple" xlink:href="http://pravo.gov.ru/proxy/ips/?docbody=&amp;prevDoc=102359424&amp;backlink=1&amp;&amp;nd=102021567" office:target-frame-name="contents" xlink:show="replace" text:style-name="Internet_20_link" text:visited-style-name="Visited_20_Internet_20_Link">Законом</text:a>.</text:p>
      <text:p text:style-name="Preformatted_20_Text"><text:s text:c="5"/>54. При <text:s text:c="2"/>исчислении <text:s text:c="2"/>страхового <text:s text:c="2"/>стажа, <text:s text:c="2"/>требуемого <text:s text:c="3"/>для</text:p>
      <text:p text:style-name="Preformatted_20_Text">приобретения права на страховую пенсию по <text:s/>старости <text:s/>гражданами <text:s/>из</text:p>
      <text:p text:style-name="Preformatted_20_Text">числа космонавтов, получающими пенсию за выслугу лет или пенсию <text:s/>по</text:p>
      <text:p text:style-name="Preformatted_20_Text">инвалидности <text:s text:c="3"/>в <text:s text:c="3"/>соответствии <text:s text:c="4"/>с <text:s text:c="4"/>Федеральным <text:s text:c="4"/>законом</text:p>
      <text:p text:style-name="Preformatted_20_Text"><text:a xlink:type="simple" xlink:href="http://pravo.gov.ru/proxy/ips/?docbody=&amp;prevDoc=102359424&amp;backlink=1&amp;&amp;nd=102073906" office:target-frame-name="contents" xlink:show="replace" text:style-name="Internet_20_link" text:visited-style-name="Visited_20_Internet_20_Link">"О государственном пенсионном обеспечении в Российской <text:s/>Федерации"</text:a>,</text:p>
      <text:p text:style-name="Preformatted_20_Text">в страховой стаж не включаются периоды работы (службы) и (или) иной</text:p>
      <text:p text:style-name="Preformatted_20_Text">деятельности, предшествующие <text:s/>назначению <text:s/>пенсии <text:s/>по <text:s/>инвалидности,</text:p>
      <text:p text:style-name="Preformatted_20_Text">либо периоды работы (службы) <text:s/>и <text:s/>иной <text:s/>деятельности, <text:s/>учтенные <text:s/>при</text:p>
      <text:p text:style-name="Preformatted_20_Text">определении <text:s/>размера <text:s/>пенсии <text:s/>за <text:s/>выслугу <text:s/>лет <text:s/>в <text:s/>соответствии <text:s text:c="2"/>с</text:p>
      <text:p text:style-name="Preformatted_20_Text">указанным <text:s text:c="2"/><text:a xlink:type="simple" xlink:href="http://pravo.gov.ru/proxy/ips/?docbody=&amp;prevDoc=102359424&amp;backlink=1&amp;&amp;nd=102073906" office:target-frame-name="contents" xlink:show="replace" text:style-name="Internet_20_link" text:visited-style-name="Visited_20_Internet_20_Link">Федеральным <text:s text:c="2"/>законом</text:a>, <text:s text:c="2"/>если <text:s text:c="2"/>иное <text:s text:c="2"/>не <text:s text:c="2"/>установлено</text:p>
      <text:p text:style-name="Preformatted_20_Text">международным договором Российской Федерации.</text:p>
      <text:p text:style-name="Preformatted_20_Text"><text:s text:c="5"/>55. Периоды работы в течение полного навигационного периода на</text:p>
      <text:p text:style-name="Preformatted_20_Text">водном <text:s/>транспорте <text:s/>и <text:s/>в <text:s/>течение <text:s/>полного <text:s/>сезона <text:s/>в <text:s/>организациях</text:p>
      <text:p text:style-name="Preformatted_20_Text">сезонных отраслей <text:s/>промышленности <text:s/>учитываются <text:s/>с <text:s/>таким <text:s/>расчетом,</text:p>
      <text:p text:style-name="Preformatted_20_Text">чтобы <text:s/>продолжительность <text:s text:c="2"/>страхового <text:s text:c="2"/>стажа <text:s text:c="2"/>в <text:s text:c="2"/>соответствующем</text:p>
      <text:p text:style-name="Preformatted_20_Text">календарном году составила полный год.</text:p>
      <text:p text:style-name="Preformatted_20_Text"><text:s text:c="5"/>56. Период <text:s/>получения <text:s/>пособия <text:s/>по <text:s/>обязательному <text:s/>социальному</text:p>
      <text:p text:style-name="Preformatted_20_Text">страхованию в <text:s/>период <text:s/>временной <text:s/>нетрудоспособности <text:s/>включается <text:s/>в</text:p>
      <text:p text:style-name="Preformatted_20_Text"><text:soft-page-break/>страховой стаж независимо от уплаты <text:s/>за <text:s/>этот <text:s/>период <text:s/>обязательных</text:p>
      <text:p text:style-name="Preformatted_20_Text">платежей.</text:p>
      <text:p text:style-name="Preformatted_20_Text"><text:s text:c="5"/>57. Лицам, <text:s/>выполнявшим <text:s/>в <text:s/>соответствующем <text:s/>календарном <text:s/>году</text:p>
      <text:p text:style-name="Preformatted_20_Text">работу <text:s/>по <text:s text:c="2"/>договорам <text:s text:c="2"/>авторского <text:s text:c="2"/>заказа, <text:s text:c="2"/>а <text:s text:c="2"/>также <text:s text:c="2"/>авторам</text:p>
      <text:p text:style-name="Preformatted_20_Text">произведений, получавшим в соответствующем календарном году выплаты</text:p>
      <text:p text:style-name="Preformatted_20_Text">и иные вознаграждения по договорам <text:s/>об <text:s/>отчуждении <text:s/>исключительного</text:p>
      <text:p text:style-name="Preformatted_20_Text">права на произведения науки, литературы и <text:s/>искусства, <text:s/>издательским</text:p>
      <text:p text:style-name="Preformatted_20_Text">лицензионным договорам, <text:s/>лицензионным <text:s/>договорам <text:s/>о <text:s/>предоставлении</text:p>
      <text:p text:style-name="Preformatted_20_Text">права использования произведения <text:s/>науки, <text:s/>литературы <text:s/>и <text:s/>искусства,</text:p>
      <text:p text:style-name="Preformatted_20_Text">если общая сумма уплаченных <text:s/>страховых <text:s/>взносов <text:s/>с <text:s/>выплат <text:s/>и <text:s/>иных</text:p>
      <text:p text:style-name="Preformatted_20_Text">вознаграждений, полученных по указанным договорам, в течение <text:s/>этого</text:p>
      <text:p text:style-name="Preformatted_20_Text">календарного года <text:s/>составила <text:s/>не <text:s text:c="2"/>менее <text:s text:c="2"/>фиксированного <text:s text:c="2"/>размера</text:p>
      <text:p text:style-name="Preformatted_20_Text">страхового <text:s text:c="2"/>взноса <text:s text:c="2"/>на <text:s text:c="2"/>обязательное <text:s text:c="2"/>пенсионное <text:s text:c="2"/>страхование,</text:p>
      <text:p text:style-name="Preformatted_20_Text">определяемого в соответствии <text:s/>с <text:s/>Федеральным <text:s/>законом <text:s/><text:a xlink:type="simple" xlink:href="http://pravo.gov.ru/proxy/ips/?docbody=&amp;prevDoc=102359424&amp;backlink=1&amp;&amp;nd=102131706" office:target-frame-name="contents" xlink:show="replace" text:style-name="Internet_20_link" text:visited-style-name="Visited_20_Internet_20_Link">"О страховых</text:a></text:p>
      <text:p text:style-name="Preformatted_20_Text"><text:a xlink:type="simple" xlink:href="http://pravo.gov.ru/proxy/ips/?docbody=&amp;prevDoc=102359424&amp;backlink=1&amp;&amp;nd=102131706" office:target-frame-name="contents" xlink:show="replace" text:style-name="Internet_20_link" text:visited-style-name="Visited_20_Internet_20_Link">взносах в Пенсионный фонд Российской <text:s/>Федерации, <text:s/>Фонд <text:s/>социального</text:a></text:p>
      <text:p text:style-name="Preformatted_20_Text"><text:a xlink:type="simple" xlink:href="http://pravo.gov.ru/proxy/ips/?docbody=&amp;prevDoc=102359424&amp;backlink=1&amp;&amp;nd=102131706" office:target-frame-name="contents" xlink:show="replace" text:style-name="Internet_20_link" text:visited-style-name="Visited_20_Internet_20_Link">страхования Российской Федерации, <text:s/>Федеральный <text:s/>фонд <text:s/>обязательного</text:a></text:p>
      <text:p text:style-name="Preformatted_20_Text"><text:a xlink:type="simple" xlink:href="http://pravo.gov.ru/proxy/ips/?docbody=&amp;prevDoc=102359424&amp;backlink=1&amp;&amp;nd=102131706" office:target-frame-name="contents" xlink:show="replace" text:style-name="Internet_20_link" text:visited-style-name="Visited_20_Internet_20_Link">медицинского страхования"</text:a>, в страховой стаж <text:s/>засчитывается <text:s/>период,</text:p>
      <text:p text:style-name="Preformatted_20_Text">равный полному календарному году (с 1 <text:s/>января <text:s/>по <text:s/>31 <text:s/>декабря), <text:s/>в</text:p>
      <text:p text:style-name="Preformatted_20_Text">котором уплачены страховые взносы с выплат и иных вознаграждений по</text:p>
      <text:p text:style-name="Preformatted_20_Text">этим договорам. В случае <text:s/>если <text:s/>общая <text:s/>сумма <text:s/>уплаченных <text:s/>страховых</text:p>
      <text:p text:style-name="Preformatted_20_Text">взносов в течение календарного года <text:s/>за <text:s/>указанных <text:s/>лиц <text:s/>составляет</text:p>
      <text:p text:style-name="Preformatted_20_Text">менее фиксированного <text:s/>размера <text:s/>страхового <text:s/>взноса <text:s/>на <text:s/>обязательное</text:p>
      <text:p text:style-name="Preformatted_20_Text">пенсионное страхование, в страховой стаж <text:s/>засчитывается <text:s/>период <text:s/>(в</text:p>
      <text:p text:style-name="Preformatted_20_Text">месяцах) продолжительностью, исчисленной пропорционально уплаченным</text:p>
      <text:p text:style-name="Preformatted_20_Text">страховым <text:s/>взносам, <text:s/>но <text:s text:c="2"/>не <text:s/>менее <text:s text:c="2"/>одного <text:s text:c="2"/>календарного <text:s/>месяца</text:p>
      <text:p text:style-name="Preformatted_20_Text">(30 дней). Период, засчитываемый в страховой стаж в связи с уплатой</text:p>
      <text:p text:style-name="Preformatted_20_Text">страховых взносов с <text:s/>выплат <text:s/>и <text:s/>иных <text:s/>вознаграждений <text:s/>по <text:s/>указанным</text:p>
      <text:p text:style-name="Preformatted_20_Text">договорам, при наличии в соответствующем календарном году <text:s/>периодов</text:p>
      <text:p text:style-name="Preformatted_20_Text">работы и (или) иной деятельности и иных периодов учитывается <text:s/>таким</text:p>
      <text:p text:style-name="Preformatted_20_Text">образом, чтобы страховой стаж за соответствующий календарный год не</text:p>
      <text:p text:style-name="Preformatted_20_Text">превышал одного года (12 месяцев).</text:p>
      <text:p text:style-name="Preformatted_20_Text"><text:s text:c="5"/>58. При исчислении страхового стажа в целях определения <text:s/>права</text:p>
      <text:p text:style-name="Preformatted_20_Text">на страховую пенсию <text:s/>периоды <text:s/>работы <text:s/>и <text:s/>(или) <text:s/>иной <text:s/>деятельности,</text:p>
      <text:p text:style-name="Preformatted_20_Text">которые имели место до дня вступления в <text:s/>силу <text:s/>Федерального <text:s/>закона</text:p>
      <text:p text:style-name="Preformatted_20_Text"><text:a xlink:type="simple" xlink:href="http://pravo.gov.ru/proxy/ips/?docbody=&amp;prevDoc=102359424&amp;backlink=1&amp;&amp;nd=102170667" office:target-frame-name="contents" xlink:show="replace" text:style-name="Internet_20_link" text:visited-style-name="Visited_20_Internet_20_Link">"О страховых <text:s/>пенсиях"</text:a> <text:s/>и <text:s/>засчитывались <text:s/>в <text:s text:c="2"/>трудовой <text:s text:c="2"/>стаж <text:s text:c="2"/>при</text:p>
      <text:p text:style-name="Preformatted_20_Text">назначении пенсии в соответствии с законодательством, действовавшим</text:p>
      <text:p text:style-name="Preformatted_20_Text">в период <text:s/>выполнения <text:s/>работы <text:s/>(деятельности), <text:s/>могут <text:s/>включаться <text:s/>в</text:p>
      <text:p text:style-name="Preformatted_20_Text">указанный <text:s/>стаж <text:s/>с <text:s/>применением <text:s/>правил <text:s/>подсчета <text:s/>соответствующего</text:p>
      <text:p text:style-name="Preformatted_20_Text">стажа, предусмотренных указанным законодательством (в том <text:s/>числе <text:s/>с</text:p>
      <text:p text:style-name="Preformatted_20_Text">учетом <text:s text:c="2"/>льготного <text:s text:c="2"/>порядка <text:s text:c="2"/>исчисления <text:s text:c="2"/>стажа), <text:s text:c="3"/>по <text:s text:c="3"/>выбору</text:p>
      <text:p text:style-name="Preformatted_20_Text">застрахованного лица.</text:p>
      <text:p text:style-name="Preformatted_20_Text"><text:s text:c="5"/>При <text:s/>отсутствии <text:s/>волеизъявления <text:s/>застрахованного <text:s/>лица <text:s/>орган,</text:p>
      <text:p text:style-name="Preformatted_20_Text">осуществляющий пенсионное обеспечение, применяет указанные <text:s/>правила</text:p>
      <text:p text:style-name="Preformatted_20_Text">подсчета стажа, если без их применения право на страховую пенсию не</text:p>
      <text:p text:style-name="Preformatted_20_Text">возникает.</text:p>
      <text:p text:style-name="Preformatted_20_Text"><text:s text:c="5"/>59. Документы, <text:s/>выдаваемые <text:s/>в <text:s/>целях <text:s/>подтверждения <text:s text:c="2"/>периодов</text:p>
      <text:p text:style-name="Preformatted_20_Text">работы, иной деятельности и иных периодов, должны содержать номер и</text:p>
      <text:p text:style-name="Preformatted_20_Text">дату выдачи, фамилию, имя, отчество (при <text:s/>наличии) <text:s/>застрахованного</text:p>
      <text:p text:style-name="Preformatted_20_Text">лица, которому выдается документ, число, месяц и год его <text:s/>рождения,</text:p>
      <text:p text:style-name="Preformatted_20_Text">место работы, период работы <text:s/>(иной <text:s/>деятельности, <text:s/>иного <text:s/>периода),</text:p>
      <text:p text:style-name="Preformatted_20_Text">профессию (должность), основания их выдачи (приказы, лицевые <text:s/>счета</text:p>
      <text:p text:style-name="Preformatted_20_Text">и <text:s text:c="2"/>другие <text:s text:c="2"/>документы). <text:s text:c="2"/>Документы, <text:s text:c="3"/>выданные <text:s text:c="3"/>работодателями</text:p>
      <text:p text:style-name="Preformatted_20_Text">застрахованному лицу при увольнении с работы, могут <text:s/>приниматься <text:s/>в</text:p>
      <text:p text:style-name="Preformatted_20_Text">подтверждение страхового стажа и в том <text:s/>случае, <text:s/>если <text:s/>не <text:s/>содержат</text:p>
      <text:p text:style-name="Preformatted_20_Text">оснований для их выдачи.</text:p>
      <text:p text:style-name="Preformatted_20_Text"><text:s text:c="5"/>60. Записи <text:s/>в <text:s/>трудовой <text:s/>книжке, <text:s/>учитываемые <text:s text:c="2"/>при <text:s text:c="2"/>подсчете</text:p>
      <text:p text:style-name="Preformatted_20_Text">страхового стажа, должны быть оформлены в соответствии <text:s/>с <text:s/>трудовым</text:p>
      <text:p text:style-name="Preformatted_20_Text">законодательством, действовавшим на день <text:s/>их <text:s/>внесения <text:s/>в <text:s/>трудовую</text:p>
      <text:p text:style-name="Preformatted_20_Text">книжку.</text:p>
      <text:p text:style-name="Preformatted_20_Text"><text:s text:c="5"/>61. Запись о работе, внесенная <text:s/>в <text:s/>трудовую <text:s/>книжку <text:s/>(дубликат</text:p>
      <text:p text:style-name="Preformatted_20_Text">трудовой книжки) на <text:s/>основании <text:s/>решения <text:s/>комиссии <text:s/>по <text:s/>установлению</text:p>
      <text:p text:style-name="Preformatted_20_Text">стажа, <text:s/>образуемой <text:s text:c="2"/>и <text:s text:c="2"/>действующей <text:s text:c="2"/>в <text:s text:c="2"/>установленном <text:s text:c="2"/>порядке,</text:p>
      <text:p text:style-name="Preformatted_20_Text">рассматривается наравне с записью, подтвержденной документами.</text:p>
      <text:p text:style-name="Preformatted_20_Text"><text:s text:c="5"/>62. Суммарная запись о периодах работы, внесенная <text:s/>в <text:s/>трудовую</text:p>
      <text:p text:style-name="Preformatted_20_Text"><text:soft-page-break/>книжку на основании документов, является подтверждением в отношении</text:p>
      <text:p text:style-name="Preformatted_20_Text">следующих периодов работы:</text:p>
      <text:p text:style-name="Preformatted_20_Text"><text:s text:c="5"/>а) с 14 <text:s/>декабря <text:s/>1962 г., <text:s/>если <text:s/>в <text:s/>трудовую <text:s/>книжку <text:s/>внесены</text:p>
      <text:p text:style-name="Preformatted_20_Text">конкретные записи о том, в какой организации, в какое <text:s/>время <text:s/>и <text:s/>на</text:p>
      <text:p text:style-name="Preformatted_20_Text">каких должностях работало <text:s/>застрахованное <text:s/>лицо <text:s/>до <text:s/>поступления <text:s/>в</text:p>
      <text:p text:style-name="Preformatted_20_Text">организацию, выдавшую трудовую книжку;</text:p>
      <text:p text:style-name="Preformatted_20_Text"><text:s text:c="5"/>б) до 14 декабря 1962 г. независимо от того, содержатся <text:s/>ли <text:s/>в</text:p>
      <text:p text:style-name="Preformatted_20_Text">трудовой книжке указанные сведения.</text:p>
      <text:p text:style-name="Preformatted_20_Text"><text:s text:c="5"/>63. Если <text:s/>помимо <text:s/>трудовой <text:s/>книжки <text:s/>представляются <text:s text:c="2"/>отдельные</text:p>
      <text:p text:style-name="Preformatted_20_Text">документы о работе за <text:s/>период <text:s/>до <text:s/>заполнения <text:s/>трудовой <text:s/>книжки, <text:s/>к</text:p>
      <text:p text:style-name="Preformatted_20_Text">которому <text:s text:c="2"/>относится <text:s text:c="2"/>суммарная <text:s/>запись, <text:s/>указанная <text:s/>в <text:s text:c="2"/>пункте 62</text:p>
      <text:p text:style-name="Preformatted_20_Text">настоящих Правил, то весь страховой стаж, записанный общим <text:s/>итогом,</text:p>
      <text:p text:style-name="Preformatted_20_Text">должен быть подтвержден документами <text:s/>или <text:s/>в <text:s/>установленных <text:s/>случаях</text:p>
      <text:p text:style-name="Preformatted_20_Text">свидетельскими показаниями. Если в трудовой <text:s/>книжке <text:s/>не <text:s/>содержатся</text:p>
      <text:p text:style-name="Preformatted_20_Text">сведения <text:s/>о <text:s/>видах <text:s/>трудовой <text:s/>деятельности, <text:s/>которые <text:s/>должны <text:s text:c="2"/>были</text:p>
      <text:p text:style-name="Preformatted_20_Text">вноситься <text:s/>отдельной <text:s/>строкой, <text:s/>то <text:s/>периоды <text:s text:c="2"/>такой <text:s text:c="2"/>деятельности,</text:p>
      <text:p text:style-name="Preformatted_20_Text">подтвержденные <text:s/>дополнительным <text:s/>документом, <text:s/>принимаются <text:s/>наряду <text:s/>с</text:p>
      <text:p text:style-name="Preformatted_20_Text">суммарной записью.</text:p>
      <text:p text:style-name="Preformatted_20_Text"><text:s text:c="5"/>64. Если имя, отчество или фамилия гражданина <text:s/>в <text:s/>документе <text:s/>о</text:p>
      <text:p text:style-name="Preformatted_20_Text">страховом стаже не совпадает с его именем, отчеством или <text:s/>фамилией,</text:p>
      <text:p text:style-name="Preformatted_20_Text">указанными <text:s/>в <text:s/>паспорте <text:s/>или <text:s text:c="2"/>свидетельстве <text:s text:c="2"/>о <text:s text:c="2"/>рождении, <text:s text:c="2"/>факт</text:p>
      <text:p text:style-name="Preformatted_20_Text">принадлежности <text:s/>этого <text:s/>документа <text:s/>гражданину <text:s text:c="2"/>устанавливается <text:s text:c="2"/>на</text:p>
      <text:p text:style-name="Preformatted_20_Text">основании <text:s/>свидетельства <text:s/>о <text:s/>заключении <text:s/>брака, <text:s text:c="2"/>свидетельства <text:s text:c="2"/>о</text:p>
      <text:p text:style-name="Preformatted_20_Text">перемене имени, <text:s/>справок <text:s/>компетентных <text:s/>органов <text:s/>(должностных <text:s/>лиц)</text:p>
      <text:p text:style-name="Preformatted_20_Text">иностранных государств или в судебном порядке.</text:p>
      <text:p text:style-name="Preformatted_20_Text"><text:s text:c="5"/>65. В случае если в представленном документе о периодах работы</text:p>
      <text:p text:style-name="Preformatted_20_Text">и (или) иной деятельности и иных периодах указаны только <text:s/>годы <text:s/>без</text:p>
      <text:p text:style-name="Preformatted_20_Text">обозначения <text:s text:c="3"/>точных <text:s text:c="3"/>дат, <text:s text:c="3"/>за <text:s text:c="2"/>дату <text:s text:c="3"/>принимается <text:s text:c="3"/>1 июля</text:p>
      <text:p text:style-name="Preformatted_20_Text">соответствующего года, если не указано <text:s/>число <text:s/>месяца, <text:s/>то <text:s/>таковым</text:p>
      <text:p text:style-name="Preformatted_20_Text">считается 15-е число соответствующего месяца.</text:p>
      <text:p text:style-name="Preformatted_20_Text"><text:s text:c="5"/>66. Годы, в течение которых гражданин являлся членом <text:s/>колхоза,</text:p>
      <text:p text:style-name="Preformatted_20_Text">но не выработал установленный минимум трудового участия (независимо</text:p>
      <text:p text:style-name="Preformatted_20_Text">от причины), засчитываются в страховой стаж как полные <text:s/>календарные</text:p>
      <text:p text:style-name="Preformatted_20_Text">годы. Календарные годы, указанные в трудовой книжке <text:s/>колхозника, <text:s/>в</text:p>
      <text:p text:style-name="Preformatted_20_Text">которых <text:s/>не <text:s/>было <text:s/>ни <text:s/>одного <text:s/>выхода <text:s/>на <text:s text:c="2"/>работу, <text:s text:c="2"/>из <text:s text:c="2"/>подсчета</text:p>
      <text:p text:style-name="Preformatted_20_Text">исключаются.</text:p>
      <text:p text:style-name="Preformatted_20_Text"/>
      <text:p text:style-name="Preformatted_20_Text"/>
      <text:p text:style-name="Preformatted_20_Text"><text:s text:c="27"/>____________</text:p>
      <text:p text:style-name="Preformatted_20_Text"/>
      <text:p text:style-name="Preformatted_20_Text"/>
      <text:p text:style-name="Preformatted_20_Text"><text:s text:c="47"/>ПРИЛОЖЕНИЕ N 1</text:p>
      <text:p text:style-name="Preformatted_20_Text"><text:s text:c="44"/>к Правилам подсчета</text:p>
      <text:p text:style-name="Preformatted_20_Text"><text:s text:c="41"/>и подтверждения страхового</text:p>
      <text:p text:style-name="Preformatted_20_Text"><text:s text:c="43"/>стажа для установления</text:p>
      <text:p text:style-name="Preformatted_20_Text"><text:s text:c="46"/>страховых пенсий</text:p>
      <text:p text:style-name="Preformatted_20_Text"/>
      <text:p text:style-name="Preformatted_20_Text"/>
      <text:p text:style-name="Preformatted_20_Text"/>
      <text:p text:style-name="Preformatted_20_Text"><text:s text:c="13"/>Штамп (на бланке)</text:p>
      <text:p text:style-name="Preformatted_20_Text"><text:s text:c="5"/>территориального налогового органа</text:p>
      <text:p text:style-name="Preformatted_20_Text"><text:s text:c="5"/>от ______________ N ______________</text:p>
      <text:p text:style-name="Preformatted_20_Text"/>
      <text:p text:style-name="Preformatted_20_Text"/>
      <text:p text:style-name="Preformatted_20_Text"><text:s text:c="27"/>С П Р А В К А</text:p>
      <text:p text:style-name="Preformatted_20_Text"/>
      <text:p text:style-name="Preformatted_20_Text"><text:s text:c="5"/>Выдана индивидуальному предпринимателю _______________________</text:p>
      <text:p text:style-name="Preformatted_20_Text">___________________________________________________________________</text:p>
      <text:p text:style-name="Preformatted_20_Text">(свидетельство о государственной регистрации от "__" ___________ г.</text:p>
      <text:p text:style-name="Preformatted_20_Text">N _____________, выданное _____________________________) в том, что</text:p>
      <text:p text:style-name="Preformatted_20_Text">в период с "__" __________ г. по "__" ____________ г. на его доход,</text:p>
      <text:p text:style-name="Preformatted_20_Text">полученный <text:s text:c="3"/>в <text:s text:c="2"/>результате <text:s text:c="2"/>осуществления <text:s text:c="3"/>предпринимательской</text:p>
      <text:p text:style-name="Preformatted_20_Text">деятельности <text:s/>с <text:s/>применением <text:s/>упрощенной <text:s/>системы <text:s/>налогообложения,</text:p>
      <text:p text:style-name="Preformatted_20_Text">учета и отчетности, был начислен единый социальный <text:s/>налог <text:s/>(взнос),</text:p>
      <text:p text:style-name="Preformatted_20_Text"><text:soft-page-break/>подлежащий зачислению в Пенсионный фонд Российской Федерации.</text:p>
      <text:p text:style-name="Preformatted_20_Text"><text:s text:c="5"/>Суммарный доход за указанные периоды составил:</text:p>
      <text:p text:style-name="Preformatted_20_Text"/>
      <text:p text:style-name="Preformatted_20_Text">___________ год _____________________ рублей _______________ копеек</text:p>
      <text:p text:style-name="Preformatted_20_Text">___________ год _____________________ рублей _______________ копеек</text:p>
      <text:p text:style-name="Preformatted_20_Text">___________ год _____________________ рублей _______________ копеек</text:p>
      <text:p text:style-name="Preformatted_20_Text">___________ год _____________________ рублей _______________ копеек</text:p>
      <text:p text:style-name="Preformatted_20_Text">___________ год _____________________ рублей _______________ копеек</text:p>
      <text:p text:style-name="Preformatted_20_Text"/>
      <text:p text:style-name="Preformatted_20_Text">Основание выдачи справки __________________________________________</text:p>
      <text:p text:style-name="Preformatted_20_Text">___________________________________________________________________</text:p>
      <text:p text:style-name="Preformatted_20_Text"><text:s text:c="5"/>Справка выдана для целей пенсионного обеспечения.</text:p>
      <text:p text:style-name="Preformatted_20_Text"/>
      <text:p text:style-name="Preformatted_20_Text"/>
      <text:p text:style-name="Preformatted_20_Text"><text:s text:c="5"/>Руководитель территориального</text:p>
      <text:p text:style-name="Preformatted_20_Text"><text:s text:c="5"/>налогового органа <text:s text:c="12"/>___________ <text:s/>___________________</text:p>
      <text:p text:style-name="Preformatted_20_Text"><text:s text:c="36"/>(подпись) <text:s text:c="2"/>(фамилия, инициалы)</text:p>
      <text:p text:style-name="Preformatted_20_Text"/>
      <text:p text:style-name="Preformatted_20_Text"><text:s text:c="5"/>М. П.</text:p>
      <text:p text:style-name="Preformatted_20_Text"/>
      <text:p text:style-name="Preformatted_20_Text"/>
      <text:p text:style-name="Preformatted_20_Text"><text:s text:c="27"/>____________</text:p>
      <text:p text:style-name="Preformatted_20_Text"/>
      <text:p text:style-name="Preformatted_20_Text"/>
      <text:p text:style-name="Preformatted_20_Text"><text:s text:c="47"/>ПРИЛОЖЕНИЕ N 2</text:p>
      <text:p text:style-name="Preformatted_20_Text"><text:s text:c="44"/>к Правилам подсчета</text:p>
      <text:p text:style-name="Preformatted_20_Text"><text:s text:c="41"/>и подтверждения страхового</text:p>
      <text:p text:style-name="Preformatted_20_Text"><text:s text:c="43"/>стажа для установления</text:p>
      <text:p text:style-name="Preformatted_20_Text"><text:s text:c="46"/>страховых пенсий</text:p>
      <text:p text:style-name="Preformatted_20_Text"/>
      <text:p text:style-name="Preformatted_20_Text"/>
      <text:p text:style-name="Preformatted_20_Text"><text:s text:c="5"/>На бланке государственного учреждения</text:p>
      <text:p text:style-name="Preformatted_20_Text"><text:s text:c="10"/>службы занятости населения</text:p>
      <text:p text:style-name="Preformatted_20_Text"><text:s text:c="5"/>от ________________ N _______________</text:p>
      <text:p text:style-name="Preformatted_20_Text"/>
      <text:p text:style-name="Preformatted_20_Text"/>
      <text:p text:style-name="Preformatted_20_Text"><text:s text:c="27"/>С П Р А В К А</text:p>
      <text:p text:style-name="Preformatted_20_Text"/>
      <text:p text:style-name="Preformatted_20_Text"><text:s text:c="5"/>Выдана ______________________________________________________,</text:p>
      <text:p text:style-name="Preformatted_20_Text"><text:s text:c="20"/>(фамилия, имя, отчество (при наличии)</text:p>
      <text:p text:style-name="Preformatted_20_Text">проживающему(ей) _________________________________________________,</text:p>
      <text:p text:style-name="Preformatted_20_Text"><text:s text:c="28"/>(почтовый индекс, адрес)</text:p>
      <text:p text:style-name="Preformatted_20_Text">в том, что он (она) состоял(а) на регистрационном учете</text:p>
      <text:p text:style-name="Preformatted_20_Text">___________________________________________________________________</text:p>
      <text:p text:style-name="Preformatted_20_Text"><text:s text:c="16"/>(в целях поиска подходящей работы,</text:p>
      <text:p text:style-name="Preformatted_20_Text"><text:s text:c="11"/>в качестве безработного(ой) - указать нужное)</text:p>
      <text:p text:style-name="Preformatted_20_Text">с "__" ___________ ______ г. по "__" ___________ ______ г.</text:p>
      <text:p text:style-name="Preformatted_20_Text"><text:s text:c="5"/>Имел(а) следующие периоды, засчитываемые в страховой стаж:</text:p>
      <text:p text:style-name="Preformatted_20_Text">с "__" ___________ ______ г. по "__" ___________ ______ г. - период</text:p>
      <text:p text:style-name="Preformatted_20_Text">получения пособия по безработице;</text:p>
      <text:p text:style-name="Preformatted_20_Text">с "__" ___________ ______ г. по "__" ___________ ______ г. - период</text:p>
      <text:p text:style-name="Preformatted_20_Text">участия в оплачиваемых общественных работах;</text:p>
      <text:p text:style-name="Preformatted_20_Text">с "__" ___________ ______ г. по "__" ___________ ______ г. - период</text:p>
      <text:p text:style-name="Preformatted_20_Text">переезда <text:s/>(переселения) <text:s text:c="2"/>по <text:s/>направлению <text:s text:c="2"/>государственной <text:s/>службы</text:p>
      <text:p text:style-name="Preformatted_20_Text">занятости в другую местность для трудоустройства.</text:p>
      <text:p text:style-name="Preformatted_20_Text"/>
      <text:p text:style-name="Preformatted_20_Text"><text:s text:c="5"/>Основание <text:s text:c="2"/>выдачи <text:s text:c="2"/>справки <text:s/>- <text:s text:c="2"/>личное <text:s text:c="3"/>дело <text:s text:c="3"/>получателя</text:p>
      <text:p text:style-name="Preformatted_20_Text">государственных <text:s/>услуг <text:s/>в <text:s/>области <text:s/>содействия <text:s/>занятости населения</text:p>
      <text:p text:style-name="Preformatted_20_Text">от ___________________ N _______________.</text:p>
      <text:p text:style-name="Preformatted_20_Text"/>
      <text:p text:style-name="Preformatted_20_Text"/>
      <text:p text:style-name="Preformatted_20_Text"><text:s text:c="5"/>Директор государственного</text:p>
      <text:p text:style-name="Preformatted_20_Text"><text:s text:c="5"/>учреждения службы</text:p>
      <text:p text:style-name="Preformatted_20_Text"><text:s text:c="5"/>занятости населения <text:s text:c="6"/>___________ <text:s text:c="3"/>_____________________</text:p>
      <text:p text:style-name="Preformatted_20_Text"><text:soft-page-break/><text:s text:c="32"/>(подпись) <text:s text:c="5"/>(фамилия, инициалы)</text:p>
      <text:p text:style-name="Preformatted_20_Text"/>
      <text:p text:style-name="Preformatted_20_Text"><text:s text:c="5"/>М. П.</text:p>
      <text:p text:style-name="Preformatted_20_Text"/>
      <text:p text:style-name="Preformatted_20_Text"/>
      <text:p text:style-name="Preformatted_20_Text"><text:s text:c="27"/>____________</text:p>
      <text:p text:style-name="Preformatted_20_Text"/>
      <text:p text:style-name="Preformatted_20_Text"/>
      <text:p text:style-name="Preformatted_20_Text"><text:s text:c="47"/>ПРИЛОЖЕНИЕ N 3</text:p>
      <text:p text:style-name="Preformatted_20_Text"><text:s text:c="44"/>к Правилам подсчета</text:p>
      <text:p text:style-name="Preformatted_20_Text"><text:s text:c="41"/>и подтверждения страхового</text:p>
      <text:p text:style-name="Preformatted_20_Text"><text:s text:c="43"/>стажа для установления</text:p>
      <text:p text:style-name="Preformatted_20_Text"><text:s text:c="46"/>страховых пенсий</text:p>
      <text:p text:style-name="Preformatted_20_Text"/>
      <text:p text:style-name="Preformatted_20_Text"/>
      <text:p text:style-name="Preformatted_20_Text"><text:s text:c="26"/>В _______________________________________</text:p>
      <text:p text:style-name="Preformatted_20_Text"><text:s text:c="28"/>(наименование территориального органа,</text:p>
      <text:p text:style-name="Preformatted_20_Text"><text:s text:c="28"/>осуществляющего пенсионное обеспечение)</text:p>
      <text:p text:style-name="Preformatted_20_Text"/>
      <text:p text:style-name="Preformatted_20_Text"/>
      <text:p text:style-name="Preformatted_20_Text"><text:s text:c="25"/>З А Я В Л Е Н И Е</text:p>
      <text:p text:style-name="Preformatted_20_Text"/>
      <text:p text:style-name="Preformatted_20_Text"><text:s/>трудоспособного лица, осуществляющего уход за инвалидом I группы,</text:p>
      <text:p text:style-name="Preformatted_20_Text"><text:s text:c="7"/>ребенком-инвалидом в возрасте до 18 лет или за лицом,</text:p>
      <text:p text:style-name="Preformatted_20_Text"><text:s text:c="21"/>достигшим возраста 80 лет</text:p>
      <text:p text:style-name="Preformatted_20_Text"/>
      <text:p text:style-name="Preformatted_20_Text"><text:s text:c="5"/>Я, __________________________________________________________,</text:p>
      <text:p text:style-name="Preformatted_20_Text"><text:s text:c="17"/>(фамилия, имя, отчество (при наличии)</text:p>
      <text:p text:style-name="Preformatted_20_Text">проживающий(ая) ___________________________________________________</text:p>
      <text:p text:style-name="Preformatted_20_Text"><text:s text:c="29"/>(почтовый индекс, адрес)</text:p>
      <text:p text:style-name="Preformatted_20_Text">Дата рождения "__" _____________ _____ г.</text:p>
      <text:p text:style-name="Preformatted_20_Text">Документ, удостоверяющий личность _________________________________</text:p>
      <text:p text:style-name="Preformatted_20_Text"><text:s text:c="42"/>(вид документа)</text:p>
      <text:p text:style-name="Preformatted_20_Text">серия __________, номер ________, кем и когда выдан _______________</text:p>
      <text:p text:style-name="Preformatted_20_Text">___________________________________________________________________</text:p>
      <text:p text:style-name="Preformatted_20_Text">в период с "__" __________ _______ г. по "__" ___________ ______ г.</text:p>
      <text:p text:style-name="Preformatted_20_Text">осуществлял(а) уход за гражданином _______________________________,</text:p>
      <text:p text:style-name="Preformatted_20_Text"><text:s text:c="30"/>(фамилия, имя, отчество (при наличии)</text:p>
      <text:p text:style-name="Preformatted_20_Text">проживающим (проживавшим) _________________________________________</text:p>
      <text:p text:style-name="Preformatted_20_Text">__________________________________________________________________,</text:p>
      <text:p text:style-name="Preformatted_20_Text"><text:s text:c="21"/>(почтовый индекс, адрес)</text:p>
      <text:p text:style-name="Preformatted_20_Text">который в период осуществления ухода являлся</text:p>
      <text:p text:style-name="Preformatted_20_Text">___________________________________________________________________</text:p>
      <text:p text:style-name="Preformatted_20_Text"><text:s text:c="3"/>(инвалидом I группы, ребенком-инвалидом в возрасте до 18 лет,</text:p>
      <text:p text:style-name="Preformatted_20_Text"><text:s text:c="8"/>лицом, достигшим возраста 80 лет (указать нужное).</text:p>
      <text:p text:style-name="Preformatted_20_Text"><text:s text:c="5"/>Прошу установить указанный <text:s/>период <text:s/>ухода <text:s/>в <text:s/>целях <text:s/>зачета <text:s/>в</text:p>
      <text:p text:style-name="Preformatted_20_Text">страховой <text:s/>стаж <text:s/>в <text:s/>соответствии <text:s text:c="2"/>с <text:s/>пунктом 6 <text:s/>части 1 <text:s/>статьи 12</text:p>
      <text:p text:style-name="Preformatted_20_Text">Федерального закона <text:a xlink:type="simple" xlink:href="http://pravo.gov.ru/proxy/ips/?docbody=&amp;prevDoc=102359424&amp;backlink=1&amp;&amp;nd=102170667" office:target-frame-name="contents" xlink:show="replace" text:style-name="Internet_20_link" text:visited-style-name="Visited_20_Internet_20_Link">"О страховых пенсиях"</text:a>.</text:p>
      <text:p text:style-name="Preformatted_20_Text"/>
      <text:p text:style-name="Preformatted_20_Text"/>
      <text:p text:style-name="Preformatted_20_Text">"__" _______________________ 20__ г.</text:p>
      <text:p text:style-name="Preformatted_20_Text"><text:s text:c="5"/>(дата подачи заявления)</text:p>
      <text:p text:style-name="Preformatted_20_Text"/>
      <text:p text:style-name="Preformatted_20_Text">____________________________________</text:p>
      <text:p text:style-name="Preformatted_20_Text">(подпись лица, осуществлявшего уход)</text:p>
      <text:p text:style-name="Preformatted_20_Text"/>
      <text:p text:style-name="Preformatted_20_Text"/>
      <text:p text:style-name="Preformatted_20_Text"><text:s text:c="27"/>____________</text:p>
      <text:p text:style-name="Preformatted_20_Text"/>
      <text:p text:style-name="Preformatted_20_Text"/>
      <text:p text:style-name="Preformatted_20_Text"><text:s text:c="47"/>ПРИЛОЖЕНИЕ N 4</text:p>
      <text:p text:style-name="Preformatted_20_Text"><text:s text:c="44"/>к Правилам подсчета</text:p>
      <text:p text:style-name="Preformatted_20_Text"><text:s text:c="41"/>и подтверждения страхового</text:p>
      <text:p text:style-name="Preformatted_20_Text"><text:s text:c="43"/>стажа для установления</text:p>
      <text:p text:style-name="Preformatted_20_Text"><text:soft-page-break/><text:s text:c="46"/>страховых пенсий</text:p>
      <text:p text:style-name="Preformatted_20_Text"/>
      <text:p text:style-name="Preformatted_20_Text"/>
      <text:p text:style-name="Preformatted_20_Text"><text:s text:c="12"/>Штамп (на бланке)</text:p>
      <text:p text:style-name="Preformatted_20_Text"><text:s text:c="7"/>воинской части (учреждения,</text:p>
      <text:p text:style-name="Preformatted_20_Text"><text:s text:c="5"/>предприятия и иной организации),</text:p>
      <text:p text:style-name="Preformatted_20_Text"><text:s text:c="11"/>военного комиссариата</text:p>
      <text:p text:style-name="Preformatted_20_Text"><text:s text:c="5"/>от __________________ N ________</text:p>
      <text:p text:style-name="Preformatted_20_Text"/>
      <text:p text:style-name="Preformatted_20_Text"/>
      <text:p text:style-name="Preformatted_20_Text"><text:s text:c="27"/>С П Р А В К А</text:p>
      <text:p text:style-name="Preformatted_20_Text"/>
      <text:p text:style-name="Preformatted_20_Text">___________________________________________________________________</text:p>
      <text:p text:style-name="Preformatted_20_Text"><text:s text:c="6"/>(воинское звание, фамилия, имя, отчество (при наличии)</text:p>
      <text:p text:style-name="Preformatted_20_Text"><text:s text:c="17"/>военнослужащего (военнослужащей)</text:p>
      <text:p text:style-name="Preformatted_20_Text">проходил (проходила) <text:s/>военную службу <text:s/>по <text:s/>контракту (действительную</text:p>
      <text:p text:style-name="Preformatted_20_Text">(сверхсрочную) военную службу)</text:p>
      <text:p text:style-name="Preformatted_20_Text">с "__" _______________ ________г. по "__" ______________ ________г.</text:p>
      <text:p text:style-name="Preformatted_20_Text">Вместе с ним (с ней) проживала (проживал) супруга (супруг) ________</text:p>
      <text:p text:style-name="Preformatted_20_Text">___________________________________________________________________</text:p>
      <text:p text:style-name="Preformatted_20_Text"><text:s text:c="15"/>(фамилия, имя, отчество (при наличии)</text:p>
      <text:p text:style-name="Preformatted_20_Text">с "__" _______________ ________г. по "__" ______________ ________г.</text:p>
      <text:p text:style-name="Preformatted_20_Text"/>
      <text:p text:style-name="Preformatted_20_Text">Основание выдачи справки _________________________________________.</text:p>
      <text:p text:style-name="Preformatted_20_Text">Справка выдана для целей пенсионного обеспечения.</text:p>
      <text:p text:style-name="Preformatted_20_Text"/>
      <text:p text:style-name="Preformatted_20_Text"/>
      <text:p text:style-name="Preformatted_20_Text">_________________________ <text:s text:c="2"/>______________ <text:s text:c="2"/>______________________</text:p>
      <text:p text:style-name="Preformatted_20_Text"><text:s text:c="2"/>(командир (начальник) <text:s text:c="6"/>(подпись) <text:s text:c="7"/>(фамилия, инициалы)</text:p>
      <text:p text:style-name="Preformatted_20_Text"/>
      <text:p text:style-name="Preformatted_20_Text"><text:s text:c="5"/>М. П.</text:p>
      <text:p text:style-name="Preformatted_20_Text"/>
      <text:p text:style-name="Preformatted_20_Text"/>
      <text:p text:style-name="Preformatted_20_Text"><text:s text:c="27"/>____________</text:p>
      <text:p text:style-name="Preformatted_20_Text"/>
      <text:p text:style-name="Preformatted_20_Text"/>
      <text:p text:style-name="Preformatted_20_Text"><text:s text:c="47"/>ПРИЛОЖЕНИЕ N 5</text:p>
      <text:p text:style-name="Preformatted_20_Text"><text:s text:c="44"/>к Правилам подсчета</text:p>
      <text:p text:style-name="Preformatted_20_Text"><text:s text:c="41"/>и подтверждения страхового</text:p>
      <text:p text:style-name="Preformatted_20_Text"><text:s text:c="43"/>стажа для установления</text:p>
      <text:p text:style-name="Preformatted_20_Text"><text:s text:c="46"/>страховых пенсий</text:p>
      <text:p text:style-name="Preformatted_20_Text"/>
      <text:p text:style-name="Preformatted_20_Text"/>
      <text:p text:style-name="Preformatted_20_Text"><text:s text:c="8"/>Штамп (на бланке)</text:p>
      <text:p text:style-name="Preformatted_20_Text"><text:s text:c="5"/>государственного органа,</text:p>
      <text:p text:style-name="Preformatted_20_Text"><text:s text:c="11"/>организации</text:p>
      <text:p text:style-name="Preformatted_20_Text"><text:s text:c="5"/>от ___________ N _______</text:p>
      <text:p text:style-name="Preformatted_20_Text"/>
      <text:p text:style-name="Preformatted_20_Text"/>
      <text:p text:style-name="Preformatted_20_Text"><text:s text:c="27"/>С П Р А В К А</text:p>
      <text:p text:style-name="Preformatted_20_Text"/>
      <text:p text:style-name="Preformatted_20_Text">___________________________________________________________________</text:p>
      <text:p text:style-name="Preformatted_20_Text"><text:s text:c="9"/>(фамилия, имя, отчество (при наличии) работника)</text:p>
      <text:p text:style-name="Preformatted_20_Text">был направлен(а) в_________________________________________________</text:p>
      <text:p text:style-name="Preformatted_20_Text"><text:s text:c="19"/>(наименование загранучреждения, международной</text:p>
      <text:p text:style-name="Preformatted_20_Text"><text:s text:c="31"/>организации за рубежом)</text:p>
      <text:p text:style-name="Preformatted_20_Text"/>
      <text:p text:style-name="Preformatted_20_Text">Вместе с ним (с ней) проживала (проживал) супруга (супруг)_________</text:p>
      <text:p text:style-name="Preformatted_20_Text">___________________________________________________________________</text:p>
      <text:p text:style-name="Preformatted_20_Text"><text:s text:c="15"/>(фамилия, имя, отчество (при наличии)</text:p>
      <text:p text:style-name="Preformatted_20_Text">с "__" _______________ ________г. по "__" _____________ ________ г.</text:p>
      <text:p text:style-name="Preformatted_20_Text"/>
      <text:p text:style-name="Preformatted_20_Text">Основание выдачи справки _________________________________________.</text:p>
      <text:p text:style-name="Preformatted_20_Text">Справка выдана для целей пенсионного обеспечения.</text:p>
      <text:p text:style-name="Preformatted_20_Text"><text:soft-page-break/></text:p>
      <text:p text:style-name="Preformatted_20_Text"/>
      <text:p text:style-name="Preformatted_20_Text">________________________________ <text:s text:c="2"/>__________ <text:s text:c="2"/>___________________</text:p>
      <text:p text:style-name="Preformatted_20_Text">(должность уполномоченного лица) <text:s text:c="2"/>(подпись) <text:s text:c="3"/>(фамилия, инициалы)</text:p>
      <text:p text:style-name="Preformatted_20_Text"/>
      <text:p text:style-name="Preformatted_20_Text"><text:s text:c="5"/>М. П.</text:p>
      <text:p text:style-name="Preformatted_20_Text"/>
      <text:p text:style-name="Preformatted_20_Text"/>
      <text:p text:style-name="Preformatted_20_Text"><text:s text:c="27"/>____________</text:p>
      <text:p text:style-name="Preformatted_20_Text"/>
      <text:p text:style-name="Preformatted_20_Text"/>
      <text:p text:style-name="Preformatted_20_Text"/>
      <text:p text:style-name="Preformatted_20_Text"><text:s text:c="47"/>ПРИЛОЖЕНИЕ N 6</text:p>
      <text:p text:style-name="Preformatted_20_Text"><text:s text:c="44"/>к Правилам подсчета</text:p>
      <text:p text:style-name="Preformatted_20_Text"><text:s text:c="41"/>и подтверждения страхового</text:p>
      <text:p text:style-name="Preformatted_20_Text"><text:s text:c="43"/>стажа для установления</text:p>
      <text:p text:style-name="Preformatted_20_Text"><text:s text:c="46"/>страховых пенсий</text:p>
      <text:p text:style-name="Preformatted_20_Text"/>
      <text:p text:style-name="Preformatted_20_Text"/>
      <text:p text:style-name="Preformatted_20_Text"><text:s text:c="15"/>Штамп (на бланке)</text:p>
      <text:p text:style-name="Preformatted_20_Text"><text:s text:c="6"/>уполномоченного органа федерального</text:p>
      <text:p text:style-name="Preformatted_20_Text"><text:s text:c="9"/>органа исполнительной власти,</text:p>
      <text:p text:style-name="Preformatted_20_Text"><text:s text:c="10"/>осуществляющего пенсионное</text:p>
      <text:p text:style-name="Preformatted_20_Text"><text:s text:c="9"/>обеспечение лиц, проходивших</text:p>
      <text:p text:style-name="Preformatted_20_Text"><text:s text:c="5"/>военную и приравненную к ней службу,</text:p>
      <text:p text:style-name="Preformatted_20_Text"><text:s text:c="15"/>и членов их семей</text:p>
      <text:p text:style-name="Preformatted_20_Text"><text:s text:c="5"/>от _________________ N ______________</text:p>
      <text:p text:style-name="Preformatted_20_Text"/>
      <text:p text:style-name="Preformatted_20_Text"/>
      <text:p text:style-name="Preformatted_20_Text"><text:s text:c="27"/>С П Р А В К А</text:p>
      <text:p text:style-name="Preformatted_20_Text"/>
      <text:p text:style-name="Preformatted_20_Text"><text:s/>__________________________________________________________________</text:p>
      <text:p text:style-name="Preformatted_20_Text"><text:s text:c="7"/>(фамилия, имя, отчество (при наличии), дата рождения)</text:p>
      <text:p text:style-name="Preformatted_20_Text">является (являлся) получателем пенсии (подчеркнуть нужное)</text:p>
      <text:p text:style-name="Preformatted_20_Text">__________________________________________________________________,</text:p>
      <text:p text:style-name="Preformatted_20_Text"><text:s text:c="8"/>(за выслугу лет, по инвалидности - указать нужное)</text:p>
      <text:p text:style-name="Preformatted_20_Text">назначенной <text:s text:c="2"/>в <text:s/>соответствии <text:s text:c="2"/>с <text:s text:c="2"/>Законом <text:s text:c="2"/>Российской <text:s/>Федерации</text:p>
      <text:p text:style-name="Preformatted_20_Text"><text:a xlink:type="simple" xlink:href="http://pravo.gov.ru/proxy/ips/?docbody=&amp;prevDoc=102359424&amp;backlink=1&amp;&amp;nd=102021567" office:target-frame-name="contents" xlink:show="replace" text:style-name="Internet_20_link" text:visited-style-name="Visited_20_Internet_20_Link">"О пенсионном обеспечении лиц, проходивших военную службу, службу в</text:a></text:p>
      <text:p text:style-name="Preformatted_20_Text"><text:a xlink:type="simple" xlink:href="http://pravo.gov.ru/proxy/ips/?docbody=&amp;prevDoc=102359424&amp;backlink=1&amp;&amp;nd=102021567" office:target-frame-name="contents" xlink:show="replace" text:style-name="Internet_20_link" text:visited-style-name="Visited_20_Internet_20_Link">органах внутренних <text:s/>дел, <text:s/>Государственной <text:s/>противопожарной <text:s/>службе,</text:a></text:p>
      <text:p text:style-name="Preformatted_20_Text"><text:a xlink:type="simple" xlink:href="http://pravo.gov.ru/proxy/ips/?docbody=&amp;prevDoc=102359424&amp;backlink=1&amp;&amp;nd=102021567" office:target-frame-name="contents" xlink:show="replace" text:style-name="Internet_20_link" text:visited-style-name="Visited_20_Internet_20_Link">органах <text:s/>по <text:s/>контролю <text:s text:c="2"/>за <text:s text:c="2"/>оборотом <text:s text:c="2"/>наркотических <text:s text:c="2"/>средств <text:s text:c="2"/>и</text:a></text:p>
      <text:p text:style-name="Preformatted_20_Text"><text:a xlink:type="simple" xlink:href="http://pravo.gov.ru/proxy/ips/?docbody=&amp;prevDoc=102359424&amp;backlink=1&amp;&amp;nd=102021567" office:target-frame-name="contents" xlink:show="replace" text:style-name="Internet_20_link" text:visited-style-name="Visited_20_Internet_20_Link">психотропных веществ, учреждениях и органах уголовно-исполнительной</text:a></text:p>
      <text:p text:style-name="Preformatted_20_Text"><text:a xlink:type="simple" xlink:href="http://pravo.gov.ru/proxy/ips/?docbody=&amp;prevDoc=102359424&amp;backlink=1&amp;&amp;nd=102021567" office:target-frame-name="contents" xlink:show="replace" text:style-name="Internet_20_link" text:visited-style-name="Visited_20_Internet_20_Link">системы, и их семей"</text:a>,</text:p>
      <text:p text:style-name="Preformatted_20_Text">с _____________ по ____________; с _______________ по ____________.</text:p>
      <text:p text:style-name="Preformatted_20_Text">Периоды службы, предшествовавшие назначению пенсии по инвалидности:</text:p>
      <text:p text:style-name="Preformatted_20_Text">с _____________ по ____________; с _______________ по ____________.</text:p>
      <text:p text:style-name="Preformatted_20_Text">Периоды <text:s/>службы, <text:s/>работы <text:s/>и (или) <text:s/>иной <text:s/>деятельности, учтенные при</text:p>
      <text:p text:style-name="Preformatted_20_Text">определении <text:s/>размера <text:s/>пенсии <text:s/>за <text:s/>выслугу <text:s/>лет <text:s/>в <text:s/>соответствии <text:s text:c="2"/>с</text:p>
      <text:p text:style-name="Preformatted_20_Text">указанным <text:a xlink:type="simple" xlink:href="http://pravo.gov.ru/proxy/ips/?docbody=&amp;prevDoc=102359424&amp;backlink=1&amp;&amp;nd=102021567" office:target-frame-name="contents" xlink:show="replace" text:style-name="Internet_20_link" text:visited-style-name="Visited_20_Internet_20_Link">Законом</text:a>:</text:p>
      <text:p text:style-name="Preformatted_20_Text">с _____________ по ____________; с _______________ по ____________.</text:p>
      <text:p text:style-name="Preformatted_20_Text">Основание выдачи справки _________________________________________.</text:p>
      <text:p text:style-name="Preformatted_20_Text">Справка выдана в целях пенсионного обеспечения.</text:p>
      <text:p text:style-name="Preformatted_20_Text"/>
      <text:p text:style-name="Preformatted_20_Text"/>
      <text:p text:style-name="Preformatted_20_Text">________________________________ <text:s text:c="2"/>__________ <text:s text:c="2"/>___________________</text:p>
      <text:p text:style-name="Preformatted_20_Text">(должность уполномоченного лица) <text:s text:c="2"/>(подпись) <text:s text:c="3"/>(фамилия, инициалы)</text:p>
      <text:p text:style-name="Preformatted_20_Text"/>
      <text:p text:style-name="Preformatted_20_Text"><text:s text:c="5"/>М. П.</text:p>
      <text:p text:style-name="Preformatted_20_Text"/>
      <text:p text:style-name="Preformatted_20_Text"/>
      <text:p text:style-name="P6"><text:s text:c="27"/>____________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00:18:59.236614901</meta:creation-date>
    <dc:date>2016-01-26T00:23:22.508868873</dc:date>
    <meta:editing-duration>PT4M23S</meta:editing-duration>
    <meta:editing-cycles>2</meta:editing-cycles>
    <meta:generator>LibreOffice/5.0.4.2$Linux_X86_64 LibreOffice_project/2b9802c1994aa0b7dc6079e128979269cf95bc78</meta:generator>
    <meta:document-statistic meta:table-count="0" meta:image-count="0" meta:object-count="0" meta:page-count="17" meta:paragraph-count="971" meta:word-count="6244" meta:character-count="57804" meta:non-whitespace-character-count="45799"/>
  </office:meta>
</office:document-meta>
</file>